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3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47.2536pt" style:use-optimal-column-width="true"/>
    </style:style>
    <style:style style:name="ACOL-6" style:family="table-column">
      <style:table-column-properties style:column-width="47.988pt" style:use-optimal-column-width="true"/>
    </style:style>
    <style:style style:name="ACOL-7" style:family="table-column">
      <style:table-column-properties style:column-width="54.7344pt" style:use-optimal-column-width="true"/>
    </style:style>
    <style:style style:name="ACOL-8" style:family="table-column">
      <style:table-column-properties style:column-width="54.25199999999999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32.652pt" style:use-optimal-column-width="true"/>
    </style:style>
    <style:style style:name="ACOL-11" style:family="table-column">
      <style:table-column-properties style:column-width="69.7032pt" style:use-optimal-column-width="true"/>
    </style:style>
    <style:style style:name="ACOL-12" style:family="table-column">
      <style:table-column-properties style:column-width="58.903200000000005pt" style:use-optimal-column-width="true"/>
    </style:style>
    <style:style style:name="ACOL-13" style:family="table-column">
      <style:table-column-properties style:column-width="58.5072pt" style:use-optimal-column-width="true"/>
    </style:style>
    <style:style style:name="ACOL-14" style:family="table-column">
      <style:table-column-properties style:column-width="66.6144pt" style:use-optimal-column-width="true"/>
    </style:style>
    <style:style style:name="ACOL-15" style:family="table-column">
      <style:table-column-properties style:column-width="67.4928pt" style:use-optimal-column-width="true"/>
    </style:style>
    <style:style style:name="ACOL-16" style:family="table-column">
      <style:table-column-properties style:column-width="97.992pt" style:use-optimal-column-width="true"/>
    </style:style>
    <style:style style:name="ACOL-17" style:family="table-column">
      <style:table-column-properties style:column-width="82.5984pt" style:use-optimal-column-width="true"/>
    </style:style>
    <style:style style:name="ACOL-18" style:family="table-column">
      <style:table-column-properties style:column-width="64.008pt" style:use-optimal-column-width="true"/>
    </style:style>
    <style:style style:name="ACOL-19" style:family="table-column">
      <style:table-column-properties style:column-width="92.8656pt" style:use-optimal-column-width="true"/>
    </style:style>
    <style:style style:name="ACOL-20" style:family="table-column">
      <style:table-column-properties style:column-width="84.3624pt" style:use-optimal-column-width="true"/>
    </style:style>
    <style:style style:name="ACOL-21" style:family="table-column">
      <style:table-column-properties style:column-width="36.8496pt" style:use-optimal-column-width="true"/>
    </style:style>
    <style:style style:name="ACOL-22" style:family="table-column">
      <style:table-column-properties style:column-width="48.8376pt" style:use-optimal-column-width="true"/>
    </style:style>
    <style:style style:name="ACOL-23" style:family="table-column">
      <style:table-column-properties style:column-width="58.111200000000004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15"/>
        <table:table-column table:default-cell-style-name="ACE-0" table:style-name="ACOL-16"/>
        <table:table-column table:default-cell-style-name="ACE-0" table:style-name="ACOL-17"/>
        <table:table-column table:default-cell-style-name="ACE-0" table:style-name="ACOL-18"/>
        <table:table-column table:default-cell-style-name="ACE-0" table:style-name="ACOL-19" table:number-columns-repeated="2"/>
        <table:table-column table:default-cell-style-name="ACE-0" table:style-name="ACOL-18" table:number-columns-repeated="44"/>
        <table:table-column table:style-name="ACOL-6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75229999999999997">
            <text:p>0.7523</text:p>
          </table:table-cell>
          <table:table-cell table:style-name="ACE-0" table:formula="of:=MATCH([.R1];[.I$1:.I$1048576];0)" office:value-type="float" office:value="24">
            <text:p>24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712">
            <text:p>0.7712</text:p>
          </table:table-cell>
          <table:table-cell table:style-name="ACE-0" office:value-type="float" office:value="0.83750000000000002">
            <text:p>0.8375</text:p>
          </table:table-cell>
          <table:table-cell table:style-name="ACE-0" office:value-type="float" office:value="0.75280000000000002">
            <text:p>0.7528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4290000000000005">
            <text:p>0.5429</text:p>
          </table:table-cell>
          <table:table-cell table:style-name="ACE-0" office:value-type="float" office:value="11.949999999999999">
            <text:p>11.95</text:p>
          </table:table-cell>
          <table:table-cell table:style-name="ACE-0" office:value-type="float" office:value="0.35820000000000002">
            <text:p>0.3582</text:p>
          </table:table-cell>
          <table:table-cell table:style-name="ACE-0" office:value-type="float" office:value="0.28849999999999998">
            <text:p>0.2885</text:p>
          </table:table-cell>
          <table:table-cell table:style-name="ACE-0" office:value-type="float" office:value="0.38100000000000001">
            <text:p>0.38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1b4fa9</text:p>
          </table:table-cell>
          <table:table-cell table:number-columns-repeated="2" table:style-name="ACE-0"/>
          <table:table-cell table:style-name="ACE-0" table:formula="of:=LARGE([.I$1:.I$1048576];2)" office:value-type="float" office:value="0.72550000000000003">
            <text:p>0.7255</text:p>
          </table:table-cell>
          <table:table-cell table:style-name="ACE-0" table:formula="of:=MATCH([.R2];[.I$1:.I$1048576];0)" office:value-type="float" office:value="23">
            <text:p>23</text:p>
          </table:table-cell>
          <table:table-cell table:number-columns-repeated="109" table:style-name="ACE-0"/>
        </table:table-row>
        <table:table-row table:style-name="AROW-1">
          <table:table-cell table:style-name="ACE-3" office:value-type="string">
            <text:p>qda</text:p>
          </table:table-cell>
          <table:table-cell table:style-name="ACE-3" office:value-type="string">
            <text:p>power transformer</text:p>
          </table:table-cell>
          <table:table-cell table:style-name="ACE-3" office:value-type="string">
            <text:p>FALS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246">
            <text:p>0.8246</text:p>
          </table:table-cell>
          <table:table-cell table:style-name="ACE-3" office:value-type="float" office:value="0.87880000000000003">
            <text:p>0.8788</text:p>
          </table:table-cell>
          <table:table-cell table:style-name="ACE-3" office:value-type="float" office:value="0.8286">
            <text:p>0.8286</text:p>
          </table:table-cell>
          <table:table-cell table:style-name="ACE-3" office:value-type="float" office:value="0.81820000000000004">
            <text:p>0.8182</text:p>
          </table:table-cell>
          <table:table-cell table:style-name="ACE-3" office:value-type="float" office:value="0.63770000000000004">
            <text:p>0.6377</text:p>
          </table:table-cell>
          <table:table-cell table:style-name="ACE-3" office:value-type="float" office:value="21.75">
            <text:p>21.75</text:p>
          </table:table-cell>
          <table:table-cell table:style-name="ACE-3" office:value-type="float" office:value="0.59809999999999997">
            <text:p>0.5981</text:p>
          </table:table-cell>
          <table:table-cell table:style-name="ACE-3" office:value-type="float" office:value="0.12970000000000001">
            <text:p>0.1297</text:p>
          </table:table-cell>
          <table:table-cell table:style-name="ACE-3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794549</text:p>
          </table:table-cell>
          <table:table-cell table:number-columns-repeated="2" table:style-name="ACE-0"/>
          <table:table-cell table:style-name="ACE-0" table:formula="of:=LARGE([.I$1:.I$1048576];3)" office:value-type="float" office:value="0.72550000000000003">
            <text:p>0.7255</text:p>
          </table:table-cell>
          <table:table-cell table:style-name="ACE-0" table:formula="of:=MATCH([.R3];[.I$1:.I$1048576];0)" office:value-type="float" office:value="23">
            <text:p>23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069999999999999">
            <text:p>0.8207</text:p>
          </table:table-cell>
          <table:table-cell table:style-name="ACE-0" office:value-type="float" office:value="0.88119999999999998">
            <text:p>0.8812</text:p>
          </table:table-cell>
          <table:table-cell table:style-name="ACE-0" office:value-type="float" office:value="0.80910000000000004">
            <text:p>0.8091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3749999999999996">
            <text:p>0.6375</text:p>
          </table:table-cell>
          <table:table-cell table:style-name="ACE-0" office:value-type="float" office:value="21.899999999999999">
            <text:p>21.9</text:p>
          </table:table-cell>
          <table:table-cell table:style-name="ACE-0" office:value-type="float" office:value="0.59470000000000001">
            <text:p>0.5947</text:p>
          </table:table-cell>
          <table:table-cell table:style-name="ACE-0" office:value-type="float" office:value="0.1663">
            <text:p>0.1663</text:p>
          </table:table-cell>
          <table:table-cell table:style-name="ACE-0" office:value-type="float" office:value="0.53300000000000003">
            <text:p>0.53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4708a1</text:p>
          </table:table-cell>
          <table:table-cell table:number-columns-repeated="2" table:style-name="ACE-0"/>
          <table:table-cell table:style-name="ACE-0" table:formula="of:=LARGE([.I$1:.I$1048576];4)" office:value-type="float" office:value="0.70230000000000004">
            <text:p>0.7023</text:p>
          </table:table-cell>
          <table:table-cell table:style-name="ACE-0" table:formula="of:=MATCH([.R4];[.I$1:.I$1048576];0)" office:value-type="float" office:value="29">
            <text:p>29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60750000000000004">
            <text:p>0.6075</text:p>
          </table:table-cell>
          <table:table-cell table:style-name="ACE-0" office:value-type="float" office:value="17.02">
            <text:p>17.02</text:p>
          </table:table-cell>
          <table:table-cell table:style-name="ACE-0" office:value-type="float" office:value="0.56499999999999995">
            <text:p>0.565</text:p>
          </table:table-cell>
          <table:table-cell table:style-name="ACE-0" office:value-type="float" office:value="0.16930000000000001">
            <text:p>0.1693</text:p>
          </table:table-cell>
          <table:table-cell table:style-name="ACE-0" office:value-type="float" office:value="0.51729999999999998">
            <text:p>0.51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ea8dec6</text:p>
          </table:table-cell>
          <table:table-cell table:number-columns-repeated="2" table:style-name="ACE-0"/>
          <table:table-cell table:style-name="ACE-0" table:formula="of:=LARGE([.I$1:.I$1048576];5)" office:value-type="float" office:value="0.70050000000000001">
            <text:p>0.7005</text:p>
          </table:table-cell>
          <table:table-cell table:style-name="ACE-0" table:formula="of:=MATCH([.R5];[.I$1:.I$1048576];0)" office:value-type="float" office:value="20">
            <text:p>20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4809999999999997">
            <text:p>0.8481</text:p>
          </table:table-cell>
          <table:table-cell table:style-name="ACE-0" office:value-type="float" office:value="0.74439999999999995">
            <text:p>0.744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55600000000000005">
            <text:p>0.556</text:p>
          </table:table-cell>
          <table:table-cell table:style-name="ACE-0" office:value-type="float" office:value="13.109999999999999">
            <text:p>13.11</text:p>
          </table:table-cell>
          <table:table-cell table:style-name="ACE-0" office:value-type="float" office:value="0.58330000000000004">
            <text:p>0.5833</text:p>
          </table:table-cell>
          <table:table-cell table:style-name="ACE-0" office:value-type="float" office:value="0.1356">
            <text:p>0.1356</text:p>
          </table:table-cell>
          <table:table-cell table:style-name="ACE-0" office:value-type="float" office:value="0.32390000000000002">
            <text:p>0.323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6b6d8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472">
            <text:p>0.6472</text:p>
          </table:table-cell>
          <table:table-cell table:style-name="ACE-0" office:value-type="float" office:value="23.25">
            <text:p>23.25</text:p>
          </table:table-cell>
          <table:table-cell table:style-name="ACE-0" office:value-type="float" office:value="0.56630000000000003">
            <text:p>0.5663</text:p>
          </table:table-cell>
          <table:table-cell table:style-name="ACE-0" office:value-type="float" office:value="0.21010000000000001">
            <text:p>0.2101</text:p>
          </table:table-cell>
          <table:table-cell table:style-name="ACE-0" office:value-type="float" office:value="0.49099999999999999">
            <text:p>0.49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4277f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3819999999999995">
            <text:p>0.83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0.61399999999999999">
            <text:p>0.614</text:p>
          </table:table-cell>
          <table:table-cell table:style-name="ACE-0" office:value-type="float" office:value="0.16250000000000001">
            <text:p>0.1625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fd05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869999999999998">
            <text:p>0.8187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9379999999999995">
            <text:p>0.7938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3959999999999995">
            <text:p>0.6396</text:p>
          </table:table-cell>
          <table:table-cell table:style-name="ACE-0" office:value-type="float" office:value="22.050000000000001">
            <text:p>22.05</text:p>
          </table:table-cell>
          <table:table-cell table:style-name="ACE-0" office:value-type="float" office:value="0.61560000000000004">
            <text:p>0.6156</text:p>
          </table:table-cell>
          <table:table-cell table:style-name="ACE-0" office:value-type="float" office:value="0.16339999999999999">
            <text:p>0.1634</text:p>
          </table:table-cell>
          <table:table-cell table:style-name="ACE-0" office:value-type="float" office:value="0.44440000000000002">
            <text:p>0.444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e87e4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0979999999999996">
            <text:p>0.8098</text:p>
          </table:table-cell>
          <table:table-cell table:style-name="ACE-0" office:value-type="float" office:value="0.86539999999999995">
            <text:p>0.8654</text:p>
          </table:table-cell>
          <table:table-cell table:style-name="ACE-0" office:value-type="float" office:value="0.81079999999999997">
            <text:p>0.810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.059999999999999">
            <text:p>18.06</text:p>
          </table:table-cell>
          <table:table-cell table:style-name="ACE-0" office:value-type="float" office:value="0.61129999999999995">
            <text:p>0.6113</text:p>
          </table:table-cell>
          <table:table-cell table:style-name="ACE-0" office:value-type="float" office:value="0.15110000000000001">
            <text:p>0.1511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c9730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5250000000000004">
            <text:p>0.8525</text:p>
          </table:table-cell>
          <table:table-cell table:style-name="ACE-0" office:value-type="float" office:value="0.75360000000000005">
            <text:p>0.753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6119">
            <text:p>0.6119</text:p>
          </table:table-cell>
          <table:table-cell table:style-name="ACE-0" office:value-type="float" office:value="18.350000000000001">
            <text:p>18.35</text:p>
          </table:table-cell>
          <table:table-cell table:style-name="ACE-0" office:value-type="float" office:value="0.5796">
            <text:p>0.579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214a62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130000000000001">
            <text:p>0.8013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75290000000000001">
            <text:p>0.752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1040000000000005">
            <text:p>0.6104</text:p>
          </table:table-cell>
          <table:table-cell table:style-name="ACE-0" office:value-type="float" office:value="18.59">
            <text:p>18.59</text:p>
          </table:table-cell>
          <table:table-cell table:style-name="ACE-0" office:value-type="float" office:value="0.61529999999999996">
            <text:p>0.6153</text:p>
          </table:table-cell>
          <table:table-cell table:style-name="ACE-0" office:value-type="float" office:value="0.14480000000000001">
            <text:p>0.1448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9527b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8570000000000004">
            <text:p>0.8857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83560000000000001">
            <text:p>0.8356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6.260000000000002">
            <text:p>26.26</text:p>
          </table:table-cell>
          <table:table-cell table:style-name="ACE-0" office:value-type="float" office:value="0.63790000000000002">
            <text:p>0.6379</text:p>
          </table:table-cell>
          <table:table-cell table:style-name="ACE-0" office:value-type="float" office:value="0.156">
            <text:p>0.15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42ba5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6670000000000003">
            <text:p>0.866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5289999999999999">
            <text:p>0.8529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18.850000000000001">
            <text:p>18.85</text:p>
          </table:table-cell>
          <table:table-cell table:style-name="ACE-0" office:value-type="float" office:value="0.64910000000000001">
            <text:p>0.6491</text:p>
          </table:table-cell>
          <table:table-cell table:style-name="ACE-0" office:value-type="float" office:value="0.13619999999999999">
            <text:p>0.1362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0c39b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7732">
            <text:p>0.7732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63229999999999997">
            <text:p>0.6323</text:p>
          </table:table-cell>
          <table:table-cell table:style-name="ACE-0" office:value-type="float" office:value="21.82">
            <text:p>21.82</text:p>
          </table:table-cell>
          <table:table-cell table:style-name="ACE-0" office:value-type="float" office:value="0.62070000000000003">
            <text:p>0.6207</text:p>
          </table:table-cell>
          <table:table-cell table:style-name="ACE-0" office:value-type="float" office:value="0.15590000000000001">
            <text:p>0.1559</text:p>
          </table:table-cell>
          <table:table-cell table:style-name="ACE-0" office:value-type="float" office:value="0.32729999999999998">
            <text:p>0.32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55a2f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7039999999999995">
            <text:p>0.870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5090000000000003">
            <text:p>0.6509</text:p>
          </table:table-cell>
          <table:table-cell table:style-name="ACE-0" office:value-type="float" office:value="23.300000000000001">
            <text:p>23.3</text:p>
          </table:table-cell>
          <table:table-cell table:style-name="ACE-0" office:value-type="float" office:value="0.61750000000000005">
            <text:p>0.6175</text:p>
          </table:table-cell>
          <table:table-cell table:style-name="ACE-0" office:value-type="float" office:value="0.13669999999999999">
            <text:p>0.1367</text:p>
          </table:table-cell>
          <table:table-cell table:style-name="ACE-0" office:value-type="float" office:value="0.4536">
            <text:p>0.453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9516a2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2460000000000002">
            <text:p>0.7246</text:p>
          </table:table-cell>
          <table:table-cell table:style-name="ACE-0" office:value-type="float" office:value="0.88890000000000002">
            <text:p>0.8889</text:p>
          </table:table-cell>
          <table:table-cell table:style-name="ACE-0" office:value-type="float" office:value="0.61870000000000003">
            <text:p>0.6187</text:p>
          </table:table-cell>
          <table:table-cell table:style-name="ACE-0" office:value-type="float" office:value="21.050000000000001">
            <text:p>21.05</text:p>
          </table:table-cell>
          <table:table-cell table:style-name="ACE-0" office:value-type="float" office:value="0.61419999999999997">
            <text:p>0.6142</text:p>
          </table:table-cell>
          <table:table-cell table:style-name="ACE-0" office:value-type="float" office:value="0.1149">
            <text:p>0.1149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f02857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9490000000000005">
            <text:p>0.7949</text:p>
          </table:table-cell>
          <table:table-cell table:style-name="ACE-0" office:value-type="float" office:value="0.84419999999999995">
            <text:p>0.8442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3099999999999996">
            <text:p>0.831</text:p>
          </table:table-cell>
          <table:table-cell table:style-name="ACE-0" office:value-type="float" office:value="0.59330000000000005">
            <text:p>0.5933</text:p>
          </table:table-cell>
          <table:table-cell table:style-name="ACE-0" office:value-type="float" office:value="15.98">
            <text:p>15.98</text:p>
          </table:table-cell>
          <table:table-cell table:style-name="ACE-0" office:value-type="float" office:value="0.62739999999999996">
            <text:p>0.6274</text:p>
          </table:table-cell>
          <table:table-cell table:style-name="ACE-0" office:value-type="float" office:value="0.14660000000000001">
            <text:p>0.1466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0c9d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7849999999999995">
            <text:p>0.8785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82189999999999996">
            <text:p>0.8219</text:p>
          </table:table-cell>
          <table:table-cell table:style-name="ACE-0" office:value-type="float" office:value="0.66320000000000001">
            <text:p>0.6632</text:p>
          </table:table-cell>
          <table:table-cell table:style-name="ACE-0" office:value-type="float" office:value="25.52">
            <text:p>25.52</text:p>
          </table:table-cell>
          <table:table-cell table:style-name="ACE-0" office:value-type="float" office:value="0.63119999999999998">
            <text:p>0.6312</text:p>
          </table:table-cell>
          <table:table-cell table:style-name="ACE-0" office:value-type="float" office:value="0.14219999999999999">
            <text:p>0.1422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f277196</text:p>
          </table:table-cell>
          <table:table-cell table:number-columns-repeated="113" table:style-name="ACE-0"/>
        </table:table-row>
        <table:table-row table:style-name="AROW-1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4309999999999996">
            <text:p>0.8431</text:p>
          </table:table-cell>
          <table:table-cell table:style-name="ACE-4" office:value-type="float" office:value="0.92859999999999998">
            <text:p>0.9286</text:p>
          </table:table-cell>
          <table:table-cell table:style-name="ACE-4" office:value-type="float" office:value="0.77380000000000004">
            <text:p>0.7738</text:p>
          </table:table-cell>
          <table:table-cell table:style-name="ACE-4" office:value-type="float" office:value="0.92749999999999999">
            <text:p>0.9275</text:p>
          </table:table-cell>
          <table:table-cell table:style-name="ACE-4" office:value-type="float" office:value="0.70050000000000001">
            <text:p>0.7005</text:p>
          </table:table-cell>
          <table:table-cell table:style-name="ACE-4" office:value-type="float" office:value="43.789999999999999">
            <text:p>43.79</text:p>
          </table:table-cell>
          <table:table-cell table:style-name="ACE-4" office:value-type="float" office:value="0.60409999999999997">
            <text:p>0.6041</text:p>
          </table:table-cell>
          <table:table-cell table:style-name="ACE-4" office:value-type="float" office:value="0.1263">
            <text:p>0.1263</text:p>
          </table:table-cell>
          <table:table-cell table:style-name="ACE-4" office:value-type="float" office:value="0.8165">
            <text:p>0.8165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6f3c282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91010000000000002">
            <text:p>0.910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87880000000000003">
            <text:p>0.8788</text:p>
          </table:table-cell>
          <table:table-cell table:style-name="ACE-0" office:value-type="float" office:value="0.63360000000000005">
            <text:p>0.6336</text:p>
          </table:table-cell>
          <table:table-cell table:style-name="ACE-0" office:value-type="float" office:value="24.469999999999999">
            <text:p>24.47</text:p>
          </table:table-cell>
          <table:table-cell table:style-name="ACE-0" office:value-type="float" office:value="0.61370000000000002">
            <text:p>0.6137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3260000000000005">
            <text:p>0.632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4e80ab</text:p>
          </table:table-cell>
          <table:table-cell table:number-columns-repeated="113" table:style-name="ACE-0"/>
        </table:table-row>
        <table:table-row table:style-name="AROW-1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4240000000000004">
            <text:p>0.8424</text:p>
          </table:table-cell>
          <table:table-cell table:style-name="ACE-4" office:value-type="float" office:value="0.90200000000000002">
            <text:p>0.902</text:p>
          </table:table-cell>
          <table:table-cell table:style-name="ACE-4" office:value-type="float" office:value="0.82879999999999998">
            <text:p>0.8288</text:p>
          </table:table-cell>
          <table:table-cell table:style-name="ACE-4" office:value-type="float" office:value="0.86299999999999999">
            <text:p>0.863</text:p>
          </table:table-cell>
          <table:table-cell table:style-name="ACE-4" office:value-type="float" office:value="0.68100000000000005">
            <text:p>0.681</text:p>
          </table:table-cell>
          <table:table-cell table:style-name="ACE-4" office:value-type="float" office:value="30.510000000000002">
            <text:p>30.51</text:p>
          </table:table-cell>
          <table:table-cell table:style-name="ACE-4" office:value-type="float" office:value="0.61119999999999997">
            <text:p>0.6112</text:p>
          </table:table-cell>
          <table:table-cell table:style-name="ACE-4" office:value-type="float" office:value="0.080659999999999996">
            <text:p>0.08066</text:p>
          </table:table-cell>
          <table:table-cell table:style-name="ACE-4" office:value-type="float" office:value="0.68469999999999998">
            <text:p>0.6847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ba64d15</text:p>
          </table:table-cell>
          <table:table-cell table:number-columns-repeated="113" table:style-name="ACE-0"/>
        </table:table-row>
        <table:table-row table:style-name="AROW-1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5609999999999997">
            <text:p>0.8561</text:p>
          </table:table-cell>
          <table:table-cell table:style-name="ACE-4" office:value-type="float" office:value="0.94230000000000003">
            <text:p>0.9423</text:p>
          </table:table-cell>
          <table:table-cell table:style-name="ACE-4" office:value-type="float" office:value="0.75380000000000003">
            <text:p>0.7538</text:p>
          </table:table-cell>
          <table:table-cell table:style-name="ACE-4" office:value-type="float" office:value="0.95520000000000005">
            <text:p>0.9552</text:p>
          </table:table-cell>
          <table:table-cell table:style-name="ACE-4" office:value-type="float" office:value="0.72550000000000003">
            <text:p>0.7255</text:p>
          </table:table-cell>
          <table:table-cell table:style-name="ACE-4" office:value-type="float" office:value="65.329999999999998">
            <text:p>65.33</text:p>
          </table:table-cell>
          <table:table-cell table:style-name="ACE-4" office:value-type="float" office:value="0.60070000000000001">
            <text:p>0.6007</text:p>
          </table:table-cell>
          <table:table-cell table:style-name="ACE-4" office:value-type="float" office:value="0.11749999999999999">
            <text:p>0.1175</text:p>
          </table:table-cell>
          <table:table-cell table:style-name="ACE-4" office:value-type="float" office:value="0.86599999999999999">
            <text:p>0.866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e014268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7119999999999997">
            <text:p>0.8712</text:p>
          </table:table-cell>
          <table:table-cell table:style-name="ACE-5" office:value-type="float" office:value="0.94440000000000002">
            <text:p>0.9444</text:p>
          </table:table-cell>
          <table:table-cell table:style-name="ACE-5" office:value-type="float" office:value="0.78459999999999996">
            <text:p>0.7846</text:p>
          </table:table-cell>
          <table:table-cell table:style-name="ACE-5" office:value-type="float" office:value="0.95520000000000005">
            <text:p>0.9552</text:p>
          </table:table-cell>
          <table:table-cell table:style-name="ACE-5" office:value-type="float" office:value="0.75229999999999997">
            <text:p>0.7523</text:p>
          </table:table-cell>
          <table:table-cell table:style-name="ACE-5" office:value-type="float" office:value="77.709999999999994">
            <text:p>77.71</text:p>
          </table:table-cell>
          <table:table-cell table:style-name="ACE-5" office:value-type="float" office:value="0.62849999999999995">
            <text:p>0.6285</text:p>
          </table:table-cell>
          <table:table-cell table:style-name="ACE-5" office:value-type="float" office:value="0.114">
            <text:p>0.114</text:p>
          </table:table-cell>
          <table:table-cell table:style-name="ACE-5" office:value-type="float" office:value="0.86599999999999999">
            <text:p>0.866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d542833</text:p>
          </table:table-cell>
          <table:table-cell table:number-columns-repeated="113" table:style-name="ACE-0"/>
        </table:table-row>
        <table:table-row table:style-name="AROW-2">
          <table:table-cell table:style-name="ACE-6" office:value-type="string">
            <text:p>knn</text:p>
          </table:table-cell>
          <table:table-cell table:style-name="ACE-6" office:value-type="string">
            <text:p>standard scaling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5609999999999997">
            <text:p>0.8561</text:p>
          </table:table-cell>
          <table:table-cell table:style-name="ACE-6" office:value-type="float" office:value="0.94230000000000003">
            <text:p>0.9423</text:p>
          </table:table-cell>
          <table:table-cell table:style-name="ACE-6" office:value-type="float" office:value="0.75380000000000003">
            <text:p>0.7538</text:p>
          </table:table-cell>
          <table:table-cell table:style-name="ACE-6" office:value-type="float" office:value="0.95520000000000005">
            <text:p>0.9552</text:p>
          </table:table-cell>
          <table:table-cell table:style-name="ACE-6" office:value-type="float" office:value="0.72550000000000003">
            <text:p>0.7255</text:p>
          </table:table-cell>
          <table:table-cell table:style-name="ACE-6" office:value-type="float" office:value="65.329999999999998">
            <text:p>65.33</text:p>
          </table:table-cell>
          <table:table-cell table:style-name="ACE-6" office:value-type="float" office:value="0.60740000000000005">
            <text:p>0.6074</text:p>
          </table:table-cell>
          <table:table-cell table:style-name="ACE-6" office:value-type="float" office:value="0.11119999999999999">
            <text:p>0.1112</text:p>
          </table:table-cell>
          <table:table-cell table:style-name="ACE-6" office:value-type="float" office:value="0.72219999999999995">
            <text:p>0.7222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90ea944</text:p>
          </table:table-cell>
          <table:table-cell table:number-columns-repeated="113" table:style-name="ACE-0"/>
        </table:table-row>
        <table:table-row table:style-name="AROW-2">
          <table:table-cell table:style-name="ACE-6" office:value-type="string">
            <text:p>knn</text:p>
          </table:table-cell>
          <table:table-cell table:style-name="ACE-6" office:value-type="string">
            <text:p>standard scaling + isomap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4089999999999998">
            <text:p>0.8409</text:p>
          </table:table-cell>
          <table:table-cell table:style-name="ACE-6" office:value-type="float" office:value="0.89290000000000003">
            <text:p>0.8929</text:p>
          </table:table-cell>
          <table:table-cell table:style-name="ACE-6" office:value-type="float" office:value="0.76919999999999999">
            <text:p>0.7692</text:p>
          </table:table-cell>
          <table:table-cell table:style-name="ACE-6" office:value-type="float" office:value="0.91039999999999999">
            <text:p>0.9104</text:p>
          </table:table-cell>
          <table:table-cell table:style-name="ACE-6" office:value-type="float" office:value="0.6875">
            <text:p>0.6875</text:p>
          </table:table-cell>
          <table:table-cell table:style-name="ACE-6" office:value-type="float" office:value="33.890000000000001">
            <text:p>33.89</text:p>
          </table:table-cell>
          <table:table-cell table:style-name="ACE-6" office:value-type="float" office:value="0.63009999999999999">
            <text:p>0.6301</text:p>
          </table:table-cell>
          <table:table-cell table:style-name="ACE-6" office:value-type="float" office:value="0.1381">
            <text:p>0.1381</text:p>
          </table:table-cell>
          <table:table-cell table:style-name="ACE-6" office:value-type="float" office:value="0.72219999999999995">
            <text:p>0.7222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42161a9</text:p>
          </table:table-cell>
          <table:table-cell table:number-columns-repeated="113" table:style-name="ACE-0"/>
        </table:table-row>
        <table:table-row table:style-name="AROW-2">
          <table:table-cell table:style-name="ACE-6" office:value-type="string">
            <text:p>knn</text:p>
          </table:table-cell>
          <table:table-cell table:style-name="ACE-6" office:value-type="string">
            <text:p>standard scaling + modified lle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1820000000000004">
            <text:p>0.8182</text:p>
          </table:table-cell>
          <table:table-cell table:style-name="ACE-6" office:value-type="float" office:value="0.84750000000000003">
            <text:p>0.8475</text:p>
          </table:table-cell>
          <table:table-cell table:style-name="ACE-6" office:value-type="float" office:value="0.76919999999999999">
            <text:p>0.7692</text:p>
          </table:table-cell>
          <table:table-cell table:style-name="ACE-6" office:value-type="float" office:value="0.86570000000000003">
            <text:p>0.8657</text:p>
          </table:table-cell>
          <table:table-cell table:style-name="ACE-6" office:value-type="float" office:value="0.63839999999999997">
            <text:p>0.6384</text:p>
          </table:table-cell>
          <table:table-cell table:style-name="ACE-6" office:value-type="float" office:value="21.48">
            <text:p>21.48</text:p>
          </table:table-cell>
          <table:table-cell table:style-name="ACE-6" office:value-type="float" office:value="0.58089999999999997">
            <text:p>0.5809</text:p>
          </table:table-cell>
          <table:table-cell table:style-name="ACE-6" office:value-type="float" office:value="0.1249">
            <text:p>0.1249</text:p>
          </table:table-cell>
          <table:table-cell table:style-name="ACE-6" office:value-type="float" office:value="0.66669999999999996">
            <text:p>0.6667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9f88873</text:p>
          </table:table-cell>
          <table:table-cell table:number-columns-repeated="113" table:style-name="ACE-0"/>
        </table:table-row>
        <table:table-row table:style-name="AROW-2">
          <table:table-cell table:style-name="ACE-6" office:value-type="string">
            <text:p>knn</text:p>
          </table:table-cell>
          <table:table-cell table:style-name="ACE-6" office:value-type="string">
            <text:p>standard scaling + hessian lle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4089999999999998">
            <text:p>0.8409</text:p>
          </table:table-cell>
          <table:table-cell table:style-name="ACE-6" office:value-type="float" office:value="0.87929999999999997">
            <text:p>0.8793</text:p>
          </table:table-cell>
          <table:table-cell table:style-name="ACE-6" office:value-type="float" office:value="0.78459999999999996">
            <text:p>0.7846</text:p>
          </table:table-cell>
          <table:table-cell table:style-name="ACE-6" office:value-type="float" office:value="0.89549999999999996">
            <text:p>0.8955</text:p>
          </table:table-cell>
          <table:table-cell table:style-name="ACE-6" office:value-type="float" office:value="0.68510000000000004">
            <text:p>0.6851</text:p>
          </table:table-cell>
          <table:table-cell table:style-name="ACE-6" office:value-type="float" office:value="31.219999999999999">
            <text:p>31.22</text:p>
          </table:table-cell>
          <table:table-cell table:style-name="ACE-6" office:value-type="float" office:value="0.57540000000000002">
            <text:p>0.5754</text:p>
          </table:table-cell>
          <table:table-cell table:style-name="ACE-6" office:value-type="float" office:value="0.15140000000000001">
            <text:p>0.1514</text:p>
          </table:table-cell>
          <table:table-cell table:style-name="ACE-6" office:value-type="float" office:value="0.66669999999999996">
            <text:p>0.6667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dc5648c</text:p>
          </table:table-cell>
          <table:table-cell table:number-columns-repeated="113" table:style-name="ACE-0"/>
        </table:table-row>
        <table:table-row table:style-name="AROW-1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single</text:p>
          </table:table-cell>
          <table:table-cell table:style-name="ACE-4" office:value-type="float" office:value="0.84619999999999995">
            <text:p>0.8462</text:p>
          </table:table-cell>
          <table:table-cell table:style-name="ACE-4" office:value-type="float" office:value="0.91779999999999995">
            <text:p>0.9178</text:p>
          </table:table-cell>
          <table:table-cell table:style-name="ACE-4" office:value-type="float" office:value="0.78820000000000001">
            <text:p>0.7882</text:p>
          </table:table-cell>
          <table:table-cell table:style-name="ACE-4" office:value-type="float" office:value="0.91549999999999998">
            <text:p>0.9155</text:p>
          </table:table-cell>
          <table:table-cell table:style-name="ACE-4" office:value-type="float" office:value="0.70230000000000004">
            <text:p>0.7023</text:p>
          </table:table-cell>
          <table:table-cell table:style-name="ACE-4" office:value-type="float" office:value="40.32">
            <text:p>40.32</text:p>
          </table:table-cell>
          <table:table-cell table:style-name="ACE-4" office:value-type="float" office:value="0.63249999999999995">
            <text:p>0.6325</text:p>
          </table:table-cell>
          <table:table-cell table:style-name="ACE-4" office:value-type="float" office:value="0.1241">
            <text:p>0.1241</text:p>
          </table:table-cell>
          <table:table-cell table:style-name="ACE-4" office:value-type="float" office:value="0.61240000000000006">
            <text:p>0.6124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4be588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90720000000000001">
            <text:p>0.9072</text:p>
          </table:table-cell>
          <table:table-cell table:style-name="ACE-0" office:value-type="float" office:value="0.79279999999999995">
            <text:p>0.7928</text:p>
          </table:table-cell>
          <table:table-cell table:style-name="ACE-0" office:value-type="float" office:value="0.87670000000000003">
            <text:p>0.8767</text:p>
          </table:table-cell>
          <table:table-cell table:style-name="ACE-0" office:value-type="float" office:value="0.65600000000000003">
            <text:p>0.656</text:p>
          </table:table-cell>
          <table:table-cell table:style-name="ACE-0" office:value-type="float" office:value="27.210000000000001">
            <text:p>27.21</text:p>
          </table:table-cell>
          <table:table-cell table:style-name="ACE-0" office:value-type="float" office:value="0.61429999999999996">
            <text:p>0.6143</text:p>
          </table:table-cell>
          <table:table-cell table:style-name="ACE-0" office:value-type="float" office:value="0.069440000000000002">
            <text:p>0.06944</text:p>
          </table:table-cell>
          <table:table-cell table:style-name="ACE-0" office:value-type="float" office:value="0.5766">
            <text:p>0.576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95b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74">
            <text:p>0.7974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4119999999999997">
            <text:p>0.7412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18.77">
            <text:p>18.77</text:p>
          </table:table-cell>
          <table:table-cell table:style-name="ACE-0" office:value-type="float" office:value="0.62709999999999999">
            <text:p>0.6271</text:p>
          </table:table-cell>
          <table:table-cell table:style-name="ACE-0" office:value-type="float" office:value="0.1484">
            <text:p>0.148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d79e7f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700000000000005">
            <text:p>0.807</text:p>
          </table:table-cell>
          <table:table-cell table:style-name="ACE-0" office:value-type="float" office:value="0.81369999999999998">
            <text:p>0.8137</text:p>
          </table:table-cell>
          <table:table-cell table:style-name="ACE-0" office:value-type="float" office:value="0.85570000000000002">
            <text:p>0.8557</text:p>
          </table:table-cell>
          <table:table-cell table:style-name="ACE-0" office:value-type="float" office:value="0.74319999999999997">
            <text:p>0.7432</text:p>
          </table:table-cell>
          <table:table-cell table:style-name="ACE-0" office:value-type="float" office:value="0.6048">
            <text:p>0.6048</text:p>
          </table:table-cell>
          <table:table-cell table:style-name="ACE-0" office:value-type="float" office:value="17.16">
            <text:p>17.16</text:p>
          </table:table-cell>
          <table:table-cell table:style-name="ACE-0" office:value-type="float" office:value="0.60950000000000004">
            <text:p>0.6095</text:p>
          </table:table-cell>
          <table:table-cell table:style-name="ACE-0" office:value-type="float" office:value="0.13600000000000001">
            <text:p>0.136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83c4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3760000000000001">
            <text:p>0.8376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3970000000000002">
            <text:p>0.7397</text:p>
          </table:table-cell>
          <table:table-cell table:style-name="ACE-0" office:value-type="float" office:value="0.63300000000000001">
            <text:p>0.633</text:p>
          </table:table-cell>
          <table:table-cell table:style-name="ACE-0" office:value-type="float" office:value="21.43">
            <text:p>21.43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0.1381">
            <text:p>0.138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f08fc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90200000000000002">
            <text:p>0.902</text:p>
          </table:table-cell>
          <table:table-cell table:style-name="ACE-0" office:value-type="float" office:value="0.66669999999999996">
            <text:p>0.6667</text:p>
          </table:table-cell>
          <table:table-cell table:style-name="ACE-0" office:value-type="float" office:value="0.92059999999999997">
            <text:p>0.9206</text:p>
          </table:table-cell>
          <table:table-cell table:style-name="ACE-0" office:value-type="float" office:value="0.60250000000000004">
            <text:p>0.6025</text:p>
          </table:table-cell>
          <table:table-cell table:style-name="ACE-0" office:value-type="float" office:value="23.199999999999999">
            <text:p>23.2</text:p>
          </table:table-cell>
          <table:table-cell table:style-name="ACE-0" office:value-type="float" office:value="0.62350000000000005">
            <text:p>0.6235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799dc1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56569999999999998">
            <text:p>0.5657</text:p>
          </table:table-cell>
          <table:table-cell table:style-name="ACE-0" office:value-type="float" office:value="14.640000000000001">
            <text:p>14.64</text:p>
          </table:table-cell>
          <table:table-cell table:style-name="ACE-0" office:value-type="float" office:value="0.62480000000000002">
            <text:p>0.6248</text:p>
          </table:table-cell>
          <table:table-cell table:style-name="ACE-0" office:value-type="float" office:value="0.13270000000000001">
            <text:p>0.1327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ca513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5089999999999999">
            <text:p>0.8509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671">
            <text:p>0.7671</text:p>
          </table:table-cell>
          <table:table-cell table:style-name="ACE-0" office:value-type="float" office:value="0.64590000000000003">
            <text:p>0.6459</text:p>
          </table:table-cell>
          <table:table-cell table:style-name="ACE-0" office:value-type="float" office:value="22.82">
            <text:p>22.82</text:p>
          </table:table-cell>
          <table:table-cell table:style-name="ACE-0" office:value-type="float" office:value="0.61990000000000001">
            <text:p>0.6199</text:p>
          </table:table-cell>
          <table:table-cell table:style-name="ACE-0" office:value-type="float" office:value="0.12640000000000001">
            <text:p>0.1264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c31fb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5819999999999999">
            <text:p>0.7582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73029999999999995">
            <text:p>0.7303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202">
            <text:p>0.5202</text:p>
          </table:table-cell>
          <table:table-cell table:style-name="ACE-0" office:value-type="float" office:value="10.619999999999999">
            <text:p>10.62</text:p>
          </table:table-cell>
          <table:table-cell table:style-name="ACE-0" office:value-type="float" office:value="0.50280000000000002">
            <text:p>0.5028</text:p>
          </table:table-cell>
          <table:table-cell table:style-name="ACE-0" office:value-type="float" office:value="0.1923">
            <text:p>0.1923</text:p>
          </table:table-cell>
          <table:table-cell table:style-name="ACE-0" office:value-type="float" office:value="0.7319">
            <text:p>0.731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00dcd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661">
            <text:p>0.7661</text:p>
          </table:table-cell>
          <table:table-cell table:style-name="ACE-0" office:value-type="float" office:value="0.83509999999999995">
            <text:p>0.835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75760000000000005">
            <text:p>0.7576</text:p>
          </table:table-cell>
          <table:table-cell table:style-name="ACE-0" office:value-type="float" office:value="0.51980000000000004">
            <text:p>0.5198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0.52470000000000006">
            <text:p>0.5247</text:p>
          </table:table-cell>
          <table:table-cell table:style-name="ACE-0" office:value-type="float" office:value="0.13300000000000001">
            <text:p>0.133</text:p>
          </table:table-cell>
          <table:table-cell table:style-name="ACE-0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98220e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9890000000000005">
            <text:p>0.7989</text:p>
          </table:table-cell>
          <table:table-cell table:style-name="ACE-0" office:value-type="float" office:value="0.88419999999999999">
            <text:p>0.8842</text:p>
          </table:table-cell>
          <table:table-cell table:style-name="ACE-0" office:value-type="float" office:value="0.76359999999999995">
            <text:p>0.7636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0340000000000005">
            <text:p>0.6034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0.53549999999999998">
            <text:p>0.5355</text:p>
          </table:table-cell>
          <table:table-cell table:style-name="ACE-0" office:value-type="float" office:value="0.11550000000000001">
            <text:p>0.1155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8d32d4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549999999999998">
            <text:p>0.7955</text:p>
          </table:table-cell>
          <table:table-cell table:style-name="ACE-0" office:value-type="float" office:value="0.81540000000000001">
            <text:p>0.8154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125">
            <text:p>0.8125</text:p>
          </table:table-cell>
          <table:table-cell table:style-name="ACE-0" office:value-type="float" office:value="0.5917">
            <text:p>0.5917</text:p>
          </table:table-cell>
          <table:table-cell table:style-name="ACE-0" office:value-type="float" office:value="15.31">
            <text:p>15.3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float" office:value="0.089429999999999996">
            <text:p>0.0894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22635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4360000000000004">
            <text:p>0.7436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71109999999999995">
            <text:p>0.7111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49299999999999999">
            <text:p>0.493</text:p>
          </table:table-cell>
          <table:table-cell table:style-name="ACE-0" office:value-type="float" office:value="9.1430000000000007">
            <text:p>9.143</text:p>
          </table:table-cell>
          <table:table-cell table:style-name="ACE-0" office:value-type="float" office:value="0.55379999999999996">
            <text:p>0.5538</text:p>
          </table:table-cell>
          <table:table-cell table:style-name="ACE-0" office:value-type="float" office:value="0.1226">
            <text:p>0.1226</text:p>
          </table:table-cell>
          <table:table-cell table:style-name="ACE-0" office:value-type="float" office:value="0.36709999999999998">
            <text:p>0.367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21a0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772">
            <text:p>0.7772</text:p>
          </table:table-cell>
          <table:table-cell table:style-name="ACE-0" office:value-type="float" office:value="0.89659999999999995">
            <text:p>0.8966</text:p>
          </table:table-cell>
          <table:table-cell table:style-name="ACE-0" office:value-type="float" office:value="0.70909999999999995">
            <text:p>0.7091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57699999999999996">
            <text:p>0.577</text:p>
          </table:table-cell>
          <table:table-cell table:style-name="ACE-0" office:value-type="float" office:value="17.600000000000001">
            <text:p>17.6</text:p>
          </table:table-cell>
          <table:table-cell table:style-name="ACE-0" office:value-type="float" office:value="0.50639999999999996">
            <text:p>0.5064</text:p>
          </table:table-cell>
          <table:table-cell table:style-name="ACE-0" office:value-type="float" office:value="0.16370000000000001">
            <text:p>0.1637</text:p>
          </table:table-cell>
          <table:table-cell table:style-name="ACE-0" office:value-type="float" office:value="0.45229999999999998">
            <text:p>0.4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d249d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d1bb43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cdb6f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a5607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6919999999999999">
            <text:p>0.7692</text:p>
          </table:table-cell>
          <table:table-cell table:style-name="ACE-0" office:value-type="float" office:value="0.89549999999999996">
            <text:p>0.8955</text:p>
          </table:table-cell>
          <table:table-cell table:style-name="ACE-0" office:value-type="float" office:value="0.67090000000000005">
            <text:p>0.6709</text:p>
          </table:table-cell>
          <table:table-cell table:style-name="ACE-0" office:value-type="float" office:value="28.57">
            <text:p>28.57</text:p>
          </table:table-cell>
          <table:table-cell table:style-name="ACE-0" office:value-type="float" office:value="0.59640000000000004">
            <text:p>0.5964</text:p>
          </table:table-cell>
          <table:table-cell table:style-name="ACE-0" office:value-type="float" office:value="0.1071">
            <text:p>0.1071</text:p>
          </table:table-cell>
          <table:table-cell table:style-name="ACE-0" office:value-type="float" office:value="0.73850000000000005">
            <text:p>0.7385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df464d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9fea30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0249999999999999">
            <text:p>0.8025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60840000000000005">
            <text:p>0.6084</text:p>
          </table:table-cell>
          <table:table-cell table:style-name="ACE-0" office:value-type="float" office:value="0.15390000000000001">
            <text:p>0.1539</text:p>
          </table:table-cell>
          <table:table-cell table:style-name="ACE-0" office:value-type="float" office:value="0.71819999999999995">
            <text:p>0.71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6303936">
            <text:p>630393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190000000000003">
            <text:p>0.7719</text:p>
          </table:table-cell>
          <table:table-cell table:style-name="ACE-0" office:value-type="float" office:value="0.8085">
            <text:p>0.8085</text:p>
          </table:table-cell>
          <table:table-cell table:style-name="ACE-0" office:value-type="float" office:value="0.78349999999999997">
            <text:p>0.7835</text:p>
          </table:table-cell>
          <table:table-cell table:style-name="ACE-0" office:value-type="float" office:value="0.75680000000000003">
            <text:p>0.7568</text:p>
          </table:table-cell>
          <table:table-cell table:style-name="ACE-0" office:value-type="float" office:value="0.53800000000000003">
            <text:p>0.538</text:p>
          </table:table-cell>
          <table:table-cell table:style-name="ACE-0" office:value-type="float" office:value="11.26">
            <text:p>11.26</text:p>
          </table:table-cell>
          <table:table-cell table:style-name="ACE-0" office:value-type="float" office:value="0.60670000000000002">
            <text:p>0.6067</text:p>
          </table:table-cell>
          <table:table-cell table:style-name="ACE-0" office:value-type="float" office:value="0.1424">
            <text:p>0.1424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b7426b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2909999999999995">
            <text:p>0.8291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2599999999999998">
            <text:p>0.726</text:p>
          </table:table-cell>
          <table:table-cell table:style-name="ACE-0" office:value-type="float" office:value="0.6099">
            <text:p>0.6099</text:p>
          </table:table-cell>
          <table:table-cell table:style-name="ACE-0" office:value-type="float" office:value="18.359999999999999">
            <text:p>18.36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447">
            <text:p>0.1447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a5e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83a8a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7.6239999999999997">
            <text:p>7.624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4" office:value-type="string">
            <text:p>svm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5329999999999995">
            <text:p>0.8533</text:p>
          </table:table-cell>
          <table:table-cell table:style-name="ACE-4" office:value-type="float" office:value="0.86209999999999998">
            <text:p>0.8621</text:p>
          </table:table-cell>
          <table:table-cell table:style-name="ACE-4" office:value-type="float" office:value="0.90090000000000003">
            <text:p>0.9009</text:p>
          </table:table-cell>
          <table:table-cell table:style-name="ACE-4" office:value-type="float" office:value="0.78080000000000005">
            <text:p>0.7808</text:p>
          </table:table-cell>
          <table:table-cell table:style-name="ACE-4" office:value-type="float" office:value="0.69099999999999995">
            <text:p>0.691</text:p>
          </table:table-cell>
          <table:table-cell table:style-name="ACE-4" office:value-type="float" office:value="32.390000000000001">
            <text:p>32.39</text:p>
          </table:table-cell>
          <table:table-cell table:style-name="ACE-4" office:value-type="float" office:value="0.63170000000000004">
            <text:p>0.6317</text:p>
          </table:table-cell>
          <table:table-cell table:style-name="ACE-4" office:value-type="float" office:value="0.1439">
            <text:p>0.1439</text:p>
          </table:table-cell>
          <table:table-cell table:style-name="ACE-4" office:value-type="float" office:value="0.67079999999999995">
            <text:p>0.6708</text:p>
          </table:table-cell>
          <table:table-cell table:style-name="ACE-4" office:value-type="boolean" office:boolean-value="false">
            <text:p>FALSE</text:p>
          </table:table-cell>
          <table:table-cell table:style-name="ACE-8" office:value-type="string">
            <text:p>a6c1f90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standard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3090000000000002">
            <text:p>0.6309</text:p>
          </table:table-cell>
          <table:table-cell table:style-name="ACE-0" office:value-type="float" office:value="0.14299999999999999">
            <text:p>0.143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number-columns-repeated="50" table:style-name="ACE-0"/>
          <table:table-cell table:number-columns-repeated="64" table:style-name="Gnumeric-default"/>
        </table:table-row>
        <table:table-row table:style-name="AROW-1" table:number-rows-repeated="5">
          <table:table-cell table:number-columns-repeated="128"/>
        </table:table-row>
        <table:table-row table:style-name="AROW-1">
          <table:table-cell table:number-columns-repeated="20" table:style-name="ACE-0"/>
          <table:table-cell table:style-name="ACE-2"/>
          <table:table-cell table:number-columns-repeated="107" table:style-name="ACE-0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3" table:style-name="ACE-6"/>
          <table:table-cell table:style-name="ACE-0"/>
          <table:table-cell table:style-name="ACE-6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6"/>
          <table:table-cell table:style-name="ACE-0"/>
          <table:table-cell table:style-name="ACE-6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6"/>
          <table:table-cell table:style-name="ACE-0"/>
          <table:table-cell table:style-name="ACE-6"/>
          <table:table-cell table:number-columns-repeated="113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3"/>
          <table:table-cell table:style-name="ACE-0"/>
          <table:table-cell table:style-name="ACE-3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3"/>
          <table:table-cell table:number-columns-repeated="64" table:style-name="ACE-0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3" table:style-name="ACE-3"/>
          <table:table-cell table:style-name="ACE-0"/>
          <table:table-cell table:style-name="ACE-3"/>
          <table:table-cell table:number-columns-repeated="113" table:style-name="ACE-0"/>
        </table:table-row>
        <table:table-row table:style-name="AROW-1">
          <table:table-cell table:number-columns-repeated="15" table:style-name="ACE-4"/>
          <table:table-cell table:number-columns-repeated="113" table:style-name="ACE-0"/>
        </table:table-row>
        <table:table-row table:style-name="AROW-1">
          <table:table-cell table:number-columns-repeated="13" table:style-name="ACE-6"/>
          <table:table-cell table:style-name="ACE-0"/>
          <table:table-cell table:style-name="ACE-6"/>
          <table:table-cell table:number-columns-repeated="113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3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4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6"/>
          <table:table-cell table:style-name="ACE-0"/>
          <table:table-cell table:style-name="ACE-6"/>
          <table:table-cell table:number-columns-repeated="113" table:style-name="ACE-0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3" table:style-name="ACE-3"/>
          <table:table-cell table:style-name="ACE-0"/>
          <table:table-cell table:style-name="ACE-3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3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8" table:style-name="ACE-0"/>
        </table:table-row>
        <table:table-row table:style-name="AROW-0" table:number-rows-repeated="1048311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60">
          <gnm:selection gnm:start-col="14" gnm:start-row="60" gnm:end-col="14" gnm:end-row="60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9" table:style-name="ACOL-1"/>
        <table:table-column table:default-cell-style-name="ACE-9" table:style-name="ACOL-2"/>
        <table:table-column table:default-cell-style-name="ACE-9" table:style-name="ACOL-3"/>
        <table:table-column table:default-cell-style-name="ACE-9" table:style-name="ACOL-20"/>
        <table:table-column table:default-cell-style-name="ACE-9" table:style-name="ACOL-21"/>
        <table:table-column table:default-cell-style-name="ACE-9" table:style-name="ACOL-22"/>
        <table:table-column table:default-cell-style-name="ACE-9" table:style-name="ACOL-8" table:number-columns-repeated="2"/>
        <table:table-column table:default-cell-style-name="ACE-9" table:style-name="ACOL-9"/>
        <table:table-column table:default-cell-style-name="ACE-9" table:style-name="ACOL-10"/>
        <table:table-column table:default-cell-style-name="ACE-9" table:style-name="ACOL-11"/>
        <table:table-column table:default-cell-style-name="ACE-9" table:style-name="ACOL-12"/>
        <table:table-column table:default-cell-style-name="ACE-9" table:style-name="ACOL-23"/>
        <table:table-column table:default-cell-style-name="ACE-9" table:style-name="ACOL-14"/>
        <table:table-column table:default-cell-style-name="ACE-9" table:style-name="ACOL-18"/>
        <table:table-column table:default-cell-style-name="ACE-9" table:style-name="ACOL-16"/>
        <table:table-column table:default-cell-style-name="ACE-9" table:style-name="ACOL-17"/>
        <table:table-column table:default-cell-style-name="ACE-9" table:style-name="ACOL-18"/>
        <table:table-column table:default-cell-style-name="ACE-9" table:style-name="ACOL-19" table:number-columns-repeated="2"/>
        <table:table-column table:default-cell-style-name="ACE-9" table:style-name="ACOL-18" table:number-columns-repeated="44"/>
        <table:table-column table:default-cell-style-name="ACE-9" table:style-name="ACOL-6" table:number-columns-repeated="64"/>
        <table:table-row table:style-name="AROW-1">
          <table:table-cell table:style-name="ACE-9" office:value-type="string">
            <text:p>model</text:p>
          </table:table-cell>
          <table:table-cell table:style-name="ACE-9" office:value-type="string">
            <text:p>preprocessing</text:p>
          </table:table-cell>
          <table:table-cell table:style-name="ACE-9" office:value-type="string">
            <text:p>chol</text:p>
          </table:table-cell>
          <table:table-cell table:style-name="ACE-9" office:value-type="string">
            <text:p>imputation</text:p>
          </table:table-cell>
          <table:table-cell table:style-name="ACE-9" office:value-type="string">
            <text:p>accuracy</text:p>
          </table:table-cell>
          <table:table-cell table:style-name="ACE-9" office:value-type="string">
            <text:p>precision</text:p>
          </table:table-cell>
          <table:table-cell table:style-name="ACE-9" office:value-type="string">
            <text:p>sensitivity</text:p>
          </table:table-cell>
          <table:table-cell table:style-name="ACE-9" office:value-type="string">
            <text:p>specificity</text:p>
          </table:table-cell>
          <table:table-cell table:style-name="ACE-9" office:value-type="string">
            <text:p>mcc</text:p>
          </table:table-cell>
          <table:table-cell table:style-name="ACE-9" office:value-type="string">
            <text:p>dor</text:p>
          </table:table-cell>
          <table:table-cell table:style-name="ACE-9" office:value-type="string">
            <text:p>cv mean mcc</text:p>
          </table:table-cell>
          <table:table-cell table:style-name="ACE-9" office:value-type="string">
            <text:p>cv std mcc</text:p>
          </table:table-cell>
          <table:table-cell table:style-name="ACE-9" office:value-type="string">
            <text:p>outlier mcc</text:p>
          </table:table-cell>
          <table:table-cell table:style-name="ACE-9" office:value-type="string">
            <text:p>commit hash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712">
            <text:p>0.7712</text:p>
          </table:table-cell>
          <table:table-cell table:style-name="ACE-9" office:value-type="float" office:value="0.83750000000000002">
            <text:p>0.8375</text:p>
          </table:table-cell>
          <table:table-cell table:style-name="ACE-9" office:value-type="float" office:value="0.75280000000000002">
            <text:p>0.7528</text:p>
          </table:table-cell>
          <table:table-cell table:style-name="ACE-9" office:value-type="float" office:value="0.79690000000000005">
            <text:p>0.7969</text:p>
          </table:table-cell>
          <table:table-cell table:style-name="ACE-9" office:value-type="float" office:value="0.54290000000000005">
            <text:p>0.5429</text:p>
          </table:table-cell>
          <table:table-cell table:style-name="ACE-9" office:value-type="float" office:value="11.949999999999999">
            <text:p>11.95</text:p>
          </table:table-cell>
          <table:table-cell table:style-name="ACE-9" office:value-type="float" office:value="0.35820000000000002">
            <text:p>0.3582</text:p>
          </table:table-cell>
          <table:table-cell table:style-name="ACE-9" office:value-type="float" office:value="0.28849999999999998">
            <text:p>0.2885</text:p>
          </table:table-cell>
          <table:table-cell table:style-name="ACE-9" office:value-type="float" office:value="0.38100000000000001">
            <text:p>0.381</text:p>
          </table:table-cell>
          <table:table-cell table:style-name="ACE-9" office:value-type="string">
            <text:p>4cc8060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5329999999999995">
            <text:p>0.8533</text:p>
          </table:table-cell>
          <table:table-cell table:style-name="ACE-9" office:value-type="float" office:value="0.71909999999999996">
            <text:p>0.7191</text:p>
          </table:table-cell>
          <table:table-cell table:style-name="ACE-9" office:value-type="float" office:value="0.82809999999999995">
            <text:p>0.8281</text:p>
          </table:table-cell>
          <table:table-cell table:style-name="ACE-9" office:value-type="float" office:value="0.54000000000000004">
            <text:p>0.54</text:p>
          </table:table-cell>
          <table:table-cell table:style-name="ACE-9" office:value-type="float" office:value="12.33">
            <text:p>12.33</text:p>
          </table:table-cell>
          <table:table-cell table:style-name="ACE-9" office:value-type="float" office:value="0.58240000000000003">
            <text:p>0.5824</text:p>
          </table:table-cell>
          <table:table-cell table:style-name="ACE-9" office:value-type="float" office:value="0.1741">
            <text:p>0.1741</text:p>
          </table:table-cell>
          <table:table-cell table:style-name="ACE-9" office:value-type="float" office:value="0.85709999999999997">
            <text:p>0.8571</text:p>
          </table:table-cell>
          <table:table-cell table:style-name="ACE-9" office:value-type="string">
            <text:p>3a0957f</text:p>
          </table:table-cell>
          <table:table-cell table:style-name="ACE-9"/>
          <table:table-cell table:style-name="ACE-9" office:value-type="string">
            <text:p>Highest mcc</text:p>
          </table:table-cell>
          <table:table-cell table:style-name="ACE-9" table:formula="of:=MAX([.I$1:.I$1048576])" office:value-type="float" office:value="0.66210000000000002">
            <text:p>0.6621</text:p>
          </table:table-cell>
          <table:table-cell table:style-name="ACE-9" office:value-type="float" office:value="14">
            <text:p>14</text:p>
          </table:table-cell>
          <table:table-cell table:style-name="ACE-9"/>
          <table:table-cell table:style-name="ACE-9" office:value-type="string">
            <text:p>Highest Sensitivity</text:p>
          </table:table-cell>
          <table:table-cell table:style-name="ACE-11" table:formula="of:=LARGE([.G$1:.G$1048576];1)" office:value-type="float" office:value="0.83819999999999995">
            <text:p>0.8382</text:p>
          </table:table-cell>
          <table:table-cell table:style-name="ACE-9" office:value-type="float" office:value="24">
            <text:p>24</text:p>
          </table:table-cell>
          <table:table-cell table:number-columns-repeated="106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9079999999999995">
            <text:p>0.7908</text:p>
          </table:table-cell>
          <table:table-cell table:style-name="ACE-9" office:value-type="float" office:value="0.85189999999999999">
            <text:p>0.8519</text:p>
          </table:table-cell>
          <table:table-cell table:style-name="ACE-9" office:value-type="float" office:value="0.77529999999999999">
            <text:p>0.7753</text:p>
          </table:table-cell>
          <table:table-cell table:style-name="ACE-9" office:value-type="float" office:value="0.8125">
            <text:p>0.8125</text:p>
          </table:table-cell>
          <table:table-cell table:style-name="ACE-9" office:value-type="float" office:value="0.58089999999999997">
            <text:p>0.5809</text:p>
          </table:table-cell>
          <table:table-cell table:style-name="ACE-9" office:value-type="float" office:value="14.949999999999999">
            <text:p>14.95</text:p>
          </table:table-cell>
          <table:table-cell table:style-name="ACE-9" office:value-type="float" office:value="0.58509999999999995">
            <text:p>0.5851</text:p>
          </table:table-cell>
          <table:table-cell table:style-name="ACE-9" office:value-type="float" office:value="0.16239999999999999">
            <text:p>0.1624</text:p>
          </table:table-cell>
          <table:table-cell table:style-name="ACE-9" office:value-type="float" office:value="0.85709999999999997">
            <text:p>0.8571</text:p>
          </table:table-cell>
          <table:table-cell table:style-name="ACE-9" office:value-type="string">
            <text:p>580e53a</text:p>
          </table:table-cell>
          <table:table-cell table:number-columns-repeated="2" table:style-name="ACE-9"/>
          <table:table-cell table:style-name="ACE-9" table:formula="of:=LARGE([.I$1:.I$1048576];2)" office:value-type="float" office:value="0.65869999999999995">
            <text:p>0.6587</text:p>
          </table:table-cell>
          <table:table-cell table:style-name="ACE-9" office:value-type="float" office:value="17">
            <text:p>17</text:p>
          </table:table-cell>
          <table:table-cell table:number-columns-repeated="2" table:style-name="ACE-9"/>
          <table:table-cell table:style-name="ACE-9" table:formula="of:=LARGE([.G$1:.G$1048576];2)" office:value-type="float" office:value="0.83640000000000003">
            <text:p>0.8364</text:p>
          </table:table-cell>
          <table:table-cell table:style-name="ACE-9" office:value-type="float" office:value="67">
            <text:p>67</text:p>
          </table:table-cell>
          <table:table-cell table:number-columns-repeated="106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841">
            <text:p>0.8841</text:p>
          </table:table-cell>
          <table:table-cell table:style-name="ACE-9" office:value-type="float" office:value="0.68540000000000001">
            <text:p>0.6854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55549999999999999">
            <text:p>0.5555</text:p>
          </table:table-cell>
          <table:table-cell table:style-name="ACE-9" office:value-type="float" office:value="15.25">
            <text:p>15.25</text:p>
          </table:table-cell>
          <table:table-cell table:style-name="ACE-9" office:value-type="float" office:value="0.61609999999999998">
            <text:p>0.6161</text:p>
          </table:table-cell>
          <table:table-cell table:style-name="ACE-9" office:value-type="float" office:value="0.15479999999999999">
            <text:p>0.1548</text:p>
          </table:table-cell>
          <table:table-cell table:style-name="ACE-9" office:value-type="float" office:value="0.85709999999999997">
            <text:p>0.8571</text:p>
          </table:table-cell>
          <table:table-cell table:style-name="ACE-9" office:value-type="string">
            <text:p>7bab4b7</text:p>
          </table:table-cell>
          <table:table-cell table:number-columns-repeated="2" table:style-name="ACE-9"/>
          <table:table-cell table:style-name="ACE-9" table:formula="of:=LARGE([.I$1:.I$1048576];3)" office:value-type="float" office:value="0.64870000000000005">
            <text:p>0.6487</text:p>
          </table:table-cell>
          <table:table-cell table:style-name="ACE-9" office:value-type="float" office:value="20">
            <text:p>20</text:p>
          </table:table-cell>
          <table:table-cell table:number-columns-repeated="2" table:style-name="ACE-9"/>
          <table:table-cell table:style-name="ACE-9" table:formula="of:=LARGE([.G$1:.G$1048576];3)" office:value-type="float" office:value="0.8286">
            <text:p>0.8286</text:p>
          </table:table-cell>
          <table:table-cell table:style-name="ACE-9" office:value-type="float" office:value="25">
            <text:p>25</text:p>
          </table:table-cell>
          <table:table-cell table:number-columns-repeated="106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5819999999999999">
            <text:p>0.7582</text:p>
          </table:table-cell>
          <table:table-cell table:style-name="ACE-9" office:value-type="float" office:value="0.89390000000000003">
            <text:p>0.8939</text:p>
          </table:table-cell>
          <table:table-cell table:style-name="ACE-9" office:value-type="float" office:value="0.66290000000000004">
            <text:p>0.6629</text:p>
          </table:table-cell>
          <table:table-cell table:style-name="ACE-9" office:value-type="float" office:value="0.89059999999999995">
            <text:p>0.8906</text:p>
          </table:table-cell>
          <table:table-cell table:style-name="ACE-9" office:value-type="float" office:value="0.55130000000000001">
            <text:p>0.5513</text:p>
          </table:table-cell>
          <table:table-cell table:style-name="ACE-9" office:value-type="float" office:value="16.010000000000002">
            <text:p>16.01</text:p>
          </table:table-cell>
          <table:table-cell table:style-name="ACE-9" office:value-type="float" office:value="0.62280000000000002">
            <text:p>0.6228</text:p>
          </table:table-cell>
          <table:table-cell table:style-name="ACE-9" office:value-type="float" office:value="0.1431">
            <text:p>0.1431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0b0d35d</text:p>
          </table:table-cell>
          <table:table-cell table:number-columns-repeated="2" table:style-name="ACE-9"/>
          <table:table-cell table:style-name="ACE-9" table:formula="of:=LARGE([.I$1:.I$1048576];4)" office:value-type="float" office:value="0.6472">
            <text:p>0.6472</text:p>
          </table:table-cell>
          <table:table-cell table:style-name="ACE-9" office:value-type="float" office:value="59">
            <text:p>59</text:p>
          </table:table-cell>
          <table:table-cell table:number-columns-repeated="2" table:style-name="ACE-9"/>
          <table:table-cell table:style-name="ACE-9" table:formula="of:=LARGE([.G$1:.G$1048576];5)" office:value-type="float" office:value="0.82730000000000004">
            <text:p>0.8273</text:p>
          </table:table-cell>
          <table:table-cell table:style-name="ACE-9" office:value-type="float" office:value="13">
            <text:p>13</text:p>
          </table:table-cell>
          <table:table-cell table:number-columns-repeated="106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5819999999999999">
            <text:p>0.7582</text:p>
          </table:table-cell>
          <table:table-cell table:style-name="ACE-9" office:value-type="float" office:value="0.83330000000000004">
            <text:p>0.8333</text:p>
          </table:table-cell>
          <table:table-cell table:style-name="ACE-9" office:value-type="float" office:value="0.73029999999999995">
            <text:p>0.7303</text:p>
          </table:table-cell>
          <table:table-cell table:style-name="ACE-9" office:value-type="float" office:value="0.79690000000000005">
            <text:p>0.7969</text:p>
          </table:table-cell>
          <table:table-cell table:style-name="ACE-9" office:value-type="float" office:value="0.5202">
            <text:p>0.5202</text:p>
          </table:table-cell>
          <table:table-cell table:style-name="ACE-9" office:value-type="float" office:value="10.619999999999999">
            <text:p>10.62</text:p>
          </table:table-cell>
          <table:table-cell table:style-name="ACE-9" office:value-type="float" office:value="0.50280000000000002">
            <text:p>0.5028</text:p>
          </table:table-cell>
          <table:table-cell table:style-name="ACE-9" office:value-type="float" office:value="0.1923">
            <text:p>0.1923</text:p>
          </table:table-cell>
          <table:table-cell table:style-name="ACE-9" office:value-type="float" office:value="0.7319">
            <text:p>0.7319</text:p>
          </table:table-cell>
          <table:table-cell table:style-name="ACE-9" office:value-type="string">
            <text:p>a7db27b</text:p>
          </table:table-cell>
          <table:table-cell table:number-columns-repeated="2" table:style-name="ACE-9"/>
          <table:table-cell table:style-name="ACE-9" table:formula="of:=LARGE([.I$1:.I$1048576];5)" office:value-type="float" office:value="0.64449999999999996">
            <text:p>0.6445</text:p>
          </table:table-cell>
          <table:table-cell table:style-name="ACE-9" office:value-type="float" office:value="25">
            <text:p>25</text:p>
          </table:table-cell>
          <table:table-cell table:number-columns-repeated="2" table:style-name="ACE-9"/>
          <table:table-cell table:style-name="ACE-9" table:formula="of:=LARGE([.G$1:.G$1048576];6)" office:value-type="float" office:value="0.82730000000000004">
            <text:p>0.8273</text:p>
          </table:table-cell>
          <table:table-cell table:style-name="ACE-9" office:value-type="float" office:value="56">
            <text:p>56</text:p>
          </table:table-cell>
          <table:table-cell table:style-name="ACE-9" office:value-type="float" office:value="66">
            <text:p>66</text:p>
          </table:table-cell>
          <table:table-cell table:number-columns-repeated="105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7780000000000005">
            <text:p>0.7778</text:p>
          </table:table-cell>
          <table:table-cell table:style-name="ACE-9" office:value-type="float" office:value="0.87670000000000003">
            <text:p>0.8767</text:p>
          </table:table-cell>
          <table:table-cell table:style-name="ACE-9" office:value-type="float" office:value="0.71909999999999996">
            <text:p>0.7191</text:p>
          </table:table-cell>
          <table:table-cell table:style-name="ACE-9" office:value-type="float" office:value="0.85940000000000005">
            <text:p>0.8594</text:p>
          </table:table-cell>
          <table:table-cell table:style-name="ACE-9" office:value-type="float" office:value="0.57130000000000003">
            <text:p>0.5713</text:p>
          </table:table-cell>
          <table:table-cell table:style-name="ACE-9" office:value-type="float" office:value="15.640000000000001">
            <text:p>15.64</text:p>
          </table:table-cell>
          <table:table-cell table:style-name="ACE-9" office:value-type="float" office:value="0.58660000000000001">
            <text:p>0.5866</text:p>
          </table:table-cell>
          <table:table-cell table:style-name="ACE-9" office:value-type="float" office:value="0.15210000000000001">
            <text:p>0.1521</text:p>
          </table:table-cell>
          <table:table-cell table:style-name="ACE-9" office:value-type="float" office:value="0.61719999999999997">
            <text:p>0.6172</text:p>
          </table:table-cell>
          <table:table-cell table:style-name="ACE-9" office:value-type="string">
            <text:p>4b2ca3c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7780000000000005">
            <text:p>0.7778</text:p>
          </table:table-cell>
          <table:table-cell table:style-name="ACE-9" office:value-type="float" office:value="0.87670000000000003">
            <text:p>0.8767</text:p>
          </table:table-cell>
          <table:table-cell table:style-name="ACE-9" office:value-type="float" office:value="0.71909999999999996">
            <text:p>0.7191</text:p>
          </table:table-cell>
          <table:table-cell table:style-name="ACE-9" office:value-type="float" office:value="0.85940000000000005">
            <text:p>0.8594</text:p>
          </table:table-cell>
          <table:table-cell table:style-name="ACE-9" office:value-type="float" office:value="0.57130000000000003">
            <text:p>0.5713</text:p>
          </table:table-cell>
          <table:table-cell table:style-name="ACE-9" office:value-type="float" office:value="15.640000000000001">
            <text:p>15.64</text:p>
          </table:table-cell>
          <table:table-cell table:style-name="ACE-9" office:value-type="float" office:value="0.6028">
            <text:p>0.6028</text:p>
          </table:table-cell>
          <table:table-cell table:style-name="ACE-9" office:value-type="float" office:value="0.15690000000000001">
            <text:p>0.1569</text:p>
          </table:table-cell>
          <table:table-cell table:style-name="ACE-9" office:value-type="float" office:value="0.61719999999999997">
            <text:p>0.6172</text:p>
          </table:table-cell>
          <table:table-cell table:style-name="ACE-9" office:value-type="string">
            <text:p>c1bdf0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5329999999999995">
            <text:p>0.8533</text:p>
          </table:table-cell>
          <table:table-cell table:style-name="ACE-9" office:value-type="float" office:value="0.71909999999999996">
            <text:p>0.7191</text:p>
          </table:table-cell>
          <table:table-cell table:style-name="ACE-9" office:value-type="float" office:value="0.82809999999999995">
            <text:p>0.8281</text:p>
          </table:table-cell>
          <table:table-cell table:style-name="ACE-9" office:value-type="float" office:value="0.54000000000000004">
            <text:p>0.54</text:p>
          </table:table-cell>
          <table:table-cell table:style-name="ACE-9" office:value-type="float" office:value="12.33">
            <text:p>12.33</text:p>
          </table:table-cell>
          <table:table-cell table:style-name="ACE-9" office:value-type="float" office:value="0.61599999999999999">
            <text:p>0.616</text:p>
          </table:table-cell>
          <table:table-cell table:style-name="ACE-9" office:value-type="float" office:value="0.14660000000000001">
            <text:p>0.1466</text:p>
          </table:table-cell>
          <table:table-cell table:style-name="ACE-9" office:value-type="float" office:value="0.85709999999999997">
            <text:p>0.8571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82809999999999995">
            <text:p>0.8281</text:p>
          </table:table-cell>
          <table:table-cell table:style-name="ACE-9" office:value-type="float" office:value="0.77939999999999998">
            <text:p>0.7794</text:p>
          </table:table-cell>
          <table:table-cell table:style-name="ACE-9" office:value-type="float" office:value="0.82809999999999995">
            <text:p>0.8281</text:p>
          </table:table-cell>
          <table:table-cell table:style-name="ACE-9" office:value-type="float" office:value="0.60750000000000004">
            <text:p>0.6075</text:p>
          </table:table-cell>
          <table:table-cell table:style-name="ACE-9" office:value-type="float" office:value="17.02">
            <text:p>17.02</text:p>
          </table:table-cell>
          <table:table-cell table:style-name="ACE-9" office:value-type="float" office:value="0.56499999999999995">
            <text:p>0.565</text:p>
          </table:table-cell>
          <table:table-cell table:style-name="ACE-9" office:value-type="float" office:value="0.16930000000000001">
            <text:p>0.1693</text:p>
          </table:table-cell>
          <table:table-cell table:style-name="ACE-9" office:value-type="float" office:value="0.51729999999999998">
            <text:p>0.5173</text:p>
          </table:table-cell>
          <table:table-cell table:style-name="ACE-9" office:value-type="string">
            <text:p>96269c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1059999999999999">
            <text:p>0.8106</text:p>
          </table:table-cell>
          <table:table-cell table:style-name="ACE-9" office:value-type="float" office:value="0.83079999999999998">
            <text:p>0.8308</text:p>
          </table:table-cell>
          <table:table-cell table:style-name="ACE-9" office:value-type="float" office:value="0.79410000000000003">
            <text:p>0.7941</text:p>
          </table:table-cell>
          <table:table-cell table:style-name="ACE-9" office:value-type="float" office:value="0.82809999999999995">
            <text:p>0.8281</text:p>
          </table:table-cell>
          <table:table-cell table:style-name="ACE-9" office:value-type="float" office:value="0.622">
            <text:p>0.622</text:p>
          </table:table-cell>
          <table:table-cell table:style-name="ACE-9" office:value-type="float" office:value="18.579999999999998">
            <text:p>18.58</text:p>
          </table:table-cell>
          <table:table-cell table:style-name="ACE-9" office:value-type="float" office:value="0.59160000000000001">
            <text:p>0.5916</text:p>
          </table:table-cell>
          <table:table-cell table:style-name="ACE-9" office:value-type="float" office:value="0.15609999999999999">
            <text:p>0.1561</text:p>
          </table:table-cell>
          <table:table-cell table:style-name="ACE-9" office:value-type="float" office:value="0.44719999999999999">
            <text:p>0.4472</text:p>
          </table:table-cell>
          <table:table-cell table:style-name="ACE-9" office:value-type="string">
            <text:p>a9841bf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1059999999999999">
            <text:p>0.8106</text:p>
          </table:table-cell>
          <table:table-cell table:style-name="ACE-9" office:value-type="float" office:value="0.81159999999999999">
            <text:p>0.8116</text:p>
          </table:table-cell>
          <table:table-cell table:style-name="ACE-9" office:value-type="float" office:value="0.82350000000000001">
            <text:p>0.8235</text:p>
          </table:table-cell>
          <table:table-cell table:style-name="ACE-9" office:value-type="float" office:value="0.79690000000000005">
            <text:p>0.7969</text:p>
          </table:table-cell>
          <table:table-cell table:style-name="ACE-9" office:value-type="float" office:value="0.62080000000000002">
            <text:p>0.6208</text:p>
          </table:table-cell>
          <table:table-cell table:style-name="ACE-9" office:value-type="float" office:value="18.309999999999999">
            <text:p>18.31</text:p>
          </table:table-cell>
          <table:table-cell table:style-name="ACE-9" office:value-type="float" office:value="0.60240000000000005">
            <text:p>0.6024</text:p>
          </table:table-cell>
          <table:table-cell table:style-name="ACE-9" office:value-type="float" office:value="0.17699999999999999">
            <text:p>0.177</text:p>
          </table:table-cell>
          <table:table-cell table:style-name="ACE-9" office:value-type="float" office:value="0.76700000000000002">
            <text:p>0.767</text:p>
          </table:table-cell>
          <table:table-cell table:style-name="ACE-9" office:value-type="string">
            <text:p>6e1ccc4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2579999999999998">
            <text:p>0.8258</text:p>
          </table:table-cell>
          <table:table-cell table:style-name="ACE-9" office:value-type="float" office:value="0.89470000000000005">
            <text:p>0.8947</text:p>
          </table:table-cell>
          <table:table-cell table:style-name="ACE-9" office:value-type="float" office:value="0.75">
            <text:p>0.75</text:p>
          </table:table-cell>
          <table:table-cell table:style-name="ACE-9" office:value-type="float" office:value="0.90620000000000001">
            <text:p>0.9062</text:p>
          </table:table-cell>
          <table:table-cell table:style-name="ACE-9" office:value-type="float" office:value="0.66210000000000002">
            <text:p>0.6621</text:p>
          </table:table-cell>
          <table:table-cell table:style-name="ACE-9" office:value-type="float" office:value="29">
            <text:p>29</text:p>
          </table:table-cell>
          <table:table-cell table:style-name="ACE-9" office:value-type="float" office:value="0.59799999999999998">
            <text:p>0.598</text:p>
          </table:table-cell>
          <table:table-cell table:style-name="ACE-9" office:value-type="float" office:value="0.1578">
            <text:p>0.1578</text:p>
          </table:table-cell>
          <table:table-cell table:style-name="ACE-9" office:value-type="float" office:value="0.58919999999999995">
            <text:p>0.5892</text:p>
          </table:table-cell>
          <table:table-cell table:style-name="ACE-9" office:value-type="string">
            <text:p>a949dc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standard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8387">
            <text:p>0.8387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4379999999999999">
            <text:p>0.8438</text:p>
          </table:table-cell>
          <table:table-cell table:style-name="ACE-9" office:value-type="float" office:value="0.60929999999999995">
            <text:p>0.6093</text:p>
          </table:table-cell>
          <table:table-cell table:style-name="ACE-9" office:value-type="float" office:value="17.550000000000001">
            <text:p>17.55</text:p>
          </table:table-cell>
          <table:table-cell table:style-name="ACE-9" office:value-type="float" office:value="0.60340000000000005">
            <text:p>0.6034</text:p>
          </table:table-cell>
          <table:table-cell table:style-name="ACE-9" office:value-type="float" office:value="0.1578">
            <text:p>0.1578</text:p>
          </table:table-cell>
          <table:table-cell table:style-name="ACE-9" office:value-type="float" office:value="0.44719999999999999">
            <text:p>0.4472</text:p>
          </table:table-cell>
          <table:table-cell table:style-name="ACE-9" office:value-type="string">
            <text:p>e7b9c52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pca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9549999999999998">
            <text:p>0.7955</text:p>
          </table:table-cell>
          <table:table-cell table:style-name="ACE-9" office:value-type="float" office:value="0.90200000000000002">
            <text:p>0.902</text:p>
          </table:table-cell>
          <table:table-cell table:style-name="ACE-9" office:value-type="float" office:value="0.67649999999999999">
            <text:p>0.6765</text:p>
          </table:table-cell>
          <table:table-cell table:style-name="ACE-9" office:value-type="float" office:value="0.92190000000000005">
            <text:p>0.9219</text:p>
          </table:table-cell>
          <table:table-cell table:style-name="ACE-9" office:value-type="float" office:value="0.61409999999999998">
            <text:p>0.6141</text:p>
          </table:table-cell>
          <table:table-cell table:style-name="ACE-9" office:value-type="float" office:value="24.670000000000002">
            <text:p>24.67</text:p>
          </table:table-cell>
          <table:table-cell table:style-name="ACE-9" office:value-type="float" office:value="0.58020000000000005">
            <text:p>0.5802</text:p>
          </table:table-cell>
          <table:table-cell table:style-name="ACE-9" office:value-type="float" office:value="0.1426">
            <text:p>0.1426</text:p>
          </table:table-cell>
          <table:table-cell table:style-name="ACE-9" office:value-type="float" office:value="0.45229999999999998">
            <text:p>0.4523</text:p>
          </table:table-cell>
          <table:table-cell table:style-name="ACE-9" office:value-type="string">
            <text:p>0956fe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 + isomap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2579999999999998">
            <text:p>0.8258</text:p>
          </table:table-cell>
          <table:table-cell table:style-name="ACE-9" office:value-type="float" office:value="0.88139999999999996">
            <text:p>0.8814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9059999999999995">
            <text:p>0.8906</text:p>
          </table:table-cell>
          <table:table-cell table:style-name="ACE-9" office:value-type="float" office:value="0.65869999999999995">
            <text:p>0.6587</text:p>
          </table:table-cell>
          <table:table-cell table:style-name="ACE-9" office:value-type="float" office:value="26.460000000000001">
            <text:p>26.46</text:p>
          </table:table-cell>
          <table:table-cell table:style-name="ACE-9" office:value-type="float" office:value="0.58630000000000004">
            <text:p>0.5863</text:p>
          </table:table-cell>
          <table:table-cell table:style-name="ACE-9" office:value-type="float" office:value="0.14510000000000001">
            <text:p>0.1451</text:p>
          </table:table-cell>
          <table:table-cell table:style-name="ACE-9" office:value-type="float" office:value="0.5333">
            <text:p>0.5333</text:p>
          </table:table-cell>
          <table:table-cell table:style-name="ACE-9" office:value-type="string">
            <text:p>f398722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 + hessian lle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0450000000000002">
            <text:p>0.7045</text:p>
          </table:table-cell>
          <table:table-cell table:style-name="ACE-9" office:value-type="float" office:value="0.75439999999999996">
            <text:p>0.7544</text:p>
          </table:table-cell>
          <table:table-cell table:style-name="ACE-9" office:value-type="float" office:value="0.63239999999999996">
            <text:p>0.6324</text:p>
          </table:table-cell>
          <table:table-cell table:style-name="ACE-9" office:value-type="float" office:value="0.78120000000000001">
            <text:p>0.7812</text:p>
          </table:table-cell>
          <table:table-cell table:style-name="ACE-9" office:value-type="float" office:value="0.4173">
            <text:p>0.4173</text:p>
          </table:table-cell>
          <table:table-cell table:style-name="ACE-9" office:value-type="float" office:value="6.1429999999999998">
            <text:p>6.143</text:p>
          </table:table-cell>
          <table:table-cell table:style-name="ACE-9" office:value-type="float" office:value="0.54559999999999997">
            <text:p>0.5456</text:p>
          </table:table-cell>
          <table:table-cell table:style-name="ACE-9" office:value-type="float" office:value="0.1449">
            <text:p>0.1449</text:p>
          </table:table-cell>
          <table:table-cell table:style-name="ACE-9" office:value-type="float" office:value="0.37209999999999999">
            <text:p>0.3721</text:p>
          </table:table-cell>
          <table:table-cell table:style-name="ACE-9" office:value-type="string">
            <text:p>7ef827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 + modified lle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9549999999999998">
            <text:p>0.7955</text:p>
          </table:table-cell>
          <table:table-cell table:style-name="ACE-9" office:value-type="float" office:value="0.90200000000000002">
            <text:p>0.902</text:p>
          </table:table-cell>
          <table:table-cell table:style-name="ACE-9" office:value-type="float" office:value="0.67649999999999999">
            <text:p>0.6765</text:p>
          </table:table-cell>
          <table:table-cell table:style-name="ACE-9" office:value-type="float" office:value="0.92190000000000005">
            <text:p>0.9219</text:p>
          </table:table-cell>
          <table:table-cell table:style-name="ACE-9" office:value-type="float" office:value="0.61409999999999998">
            <text:p>0.6141</text:p>
          </table:table-cell>
          <table:table-cell table:style-name="ACE-9" office:value-type="float" office:value="24.670000000000002">
            <text:p>24.67</text:p>
          </table:table-cell>
          <table:table-cell table:style-name="ACE-9" office:value-type="float" office:value="0.57709999999999995">
            <text:p>0.5771</text:p>
          </table:table-cell>
          <table:table-cell table:style-name="ACE-9" office:value-type="float" office:value="0.14610000000000001">
            <text:p>0.1461</text:p>
          </table:table-cell>
          <table:table-cell table:style-name="ACE-9" office:value-type="float" office:value="0.58919999999999995">
            <text:p>0.5892</text:p>
          </table:table-cell>
          <table:table-cell table:style-name="ACE-9" office:value-type="string">
            <text:p>63dcf7f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89290000000000003">
            <text:p>0.8929</text:p>
          </table:table-cell>
          <table:table-cell table:style-name="ACE-9" office:value-type="float" office:value="0.73529999999999995">
            <text:p>0.7353</text:p>
          </table:table-cell>
          <table:table-cell table:style-name="ACE-9" office:value-type="float" office:value="0.90620000000000001">
            <text:p>0.9062</text:p>
          </table:table-cell>
          <table:table-cell table:style-name="ACE-9" office:value-type="float" office:value="0.64870000000000005">
            <text:p>0.6487</text:p>
          </table:table-cell>
          <table:table-cell table:style-name="ACE-9" office:value-type="float" office:value="26.850000000000001">
            <text:p>26.85</text:p>
          </table:table-cell>
          <table:table-cell table:style-name="ACE-9" office:value-type="float" office:value="0.61040000000000005">
            <text:p>0.6104</text:p>
          </table:table-cell>
          <table:table-cell table:style-name="ACE-9" office:value-type="float" office:value="0.157">
            <text:p>0.157</text:p>
          </table:table-cell>
          <table:table-cell table:style-name="ACE-9" office:value-type="float" office:value="0.51729999999999998">
            <text:p>0.5173</text:p>
          </table:table-cell>
          <table:table-cell table:style-name="ACE-9" office:value-type="string">
            <text:p>117d81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9549999999999998">
            <text:p>0.7955</text:p>
          </table:table-cell>
          <table:table-cell table:style-name="ACE-9" office:value-type="float" office:value="0.81540000000000001">
            <text:p>0.8154</text:p>
          </table:table-cell>
          <table:table-cell table:style-name="ACE-9" office:value-type="float" office:value="0.77939999999999998">
            <text:p>0.7794</text:p>
          </table:table-cell>
          <table:table-cell table:style-name="ACE-9" office:value-type="float" office:value="0.8125">
            <text:p>0.8125</text:p>
          </table:table-cell>
          <table:table-cell table:style-name="ACE-9" office:value-type="float" office:value="0.5917">
            <text:p>0.5917</text:p>
          </table:table-cell>
          <table:table-cell table:style-name="ACE-9" office:value-type="float" office:value="15.31">
            <text:p>15.31</text:p>
          </table:table-cell>
          <table:table-cell table:style-name="ACE-9" office:value-type="float" office:value="0.53469999999999995">
            <text:p>0.5347</text:p>
          </table:table-cell>
          <table:table-cell table:style-name="ACE-9" office:value-type="float" office:value="0.089429999999999996">
            <text:p>0.08943</text:p>
          </table:table-cell>
          <table:table-cell table:style-name="ACE-9" office:value-type="float" office:value="0.44719999999999999">
            <text:p>0.4472</text:p>
          </table:table-cell>
          <table:table-cell table:style-name="ACE-9" office:value-type="string">
            <text:p>8abac3f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8387">
            <text:p>0.8387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4379999999999999">
            <text:p>0.8438</text:p>
          </table:table-cell>
          <table:table-cell table:style-name="ACE-9" office:value-type="float" office:value="0.60929999999999995">
            <text:p>0.6093</text:p>
          </table:table-cell>
          <table:table-cell table:style-name="ACE-9" office:value-type="float" office:value="17.550000000000001">
            <text:p>17.55</text:p>
          </table:table-cell>
          <table:table-cell table:style-name="ACE-9" office:value-type="float" office:value="0.58279999999999998">
            <text:p>0.5828</text:p>
          </table:table-cell>
          <table:table-cell table:style-name="ACE-9" office:value-type="float" office:value="0.14069999999999999">
            <text:p>0.1407</text:p>
          </table:table-cell>
          <table:table-cell table:style-name="ACE-9" office:value-type="float" office:value="0.37209999999999999">
            <text:p>0.3721</text:p>
          </table:table-cell>
          <table:table-cell table:style-name="ACE-9" office:value-type="string">
            <text:p>567a66e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79410000000000003">
            <text:p>0.7941</text:p>
          </table:table-cell>
          <table:table-cell table:style-name="ACE-9" office:value-type="float" office:value="0.8125">
            <text:p>0.8125</text:p>
          </table:table-cell>
          <table:table-cell table:style-name="ACE-9" office:value-type="float" office:value="0.60629999999999995">
            <text:p>0.6063</text:p>
          </table:table-cell>
          <table:table-cell table:style-name="ACE-9" office:value-type="float" office:value="16.710000000000001">
            <text:p>16.71</text:p>
          </table:table-cell>
          <table:table-cell table:style-name="ACE-9" office:value-type="float" office:value="0.59840000000000004">
            <text:p>0.5984</text:p>
          </table:table-cell>
          <table:table-cell table:style-name="ACE-9" office:value-type="float" office:value="0.1731">
            <text:p>0.1731</text:p>
          </table:table-cell>
          <table:table-cell table:style-name="ACE-9" office:value-type="float" office:value="0.37209999999999999">
            <text:p>0.3721</text:p>
          </table:table-cell>
          <table:table-cell table:style-name="ACE-9" office:value-type="string">
            <text:p>d13c5ec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9549999999999998">
            <text:p>0.7955</text:p>
          </table:table-cell>
          <table:table-cell table:style-name="ACE-9" office:value-type="float" office:value="0.78080000000000005">
            <text:p>0.7808</text:p>
          </table:table-cell>
          <table:table-cell table:style-name="ACE-9" office:value-type="float" office:value="0.83819999999999995">
            <text:p>0.8382</text:p>
          </table:table-cell>
          <table:table-cell table:style-name="ACE-9" office:value-type="float" office:value="0.75">
            <text:p>0.75</text:p>
          </table:table-cell>
          <table:table-cell table:style-name="ACE-9" office:value-type="float" office:value="0.59130000000000005">
            <text:p>0.5913</text:p>
          </table:table-cell>
          <table:table-cell table:style-name="ACE-9" office:value-type="float" office:value="15.550000000000001">
            <text:p>15.55</text:p>
          </table:table-cell>
          <table:table-cell table:style-name="ACE-9" office:value-type="float" office:value="0.59099999999999997">
            <text:p>0.591</text:p>
          </table:table-cell>
          <table:table-cell table:style-name="ACE-9" office:value-type="float" office:value="0.17080000000000001">
            <text:p>0.1708</text:p>
          </table:table-cell>
          <table:table-cell table:style-name="ACE-9" office:value-type="float" office:value="0.64549999999999996">
            <text:p>0.6455</text:p>
          </table:table-cell>
          <table:table-cell table:number-columns-repeated="115" table:style-name="ACE-9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246">
            <text:p>0.8246</text:p>
          </table:table-cell>
          <table:table-cell table:style-name="ACE-10" office:value-type="float" office:value="0.87880000000000003">
            <text:p>0.8788</text:p>
          </table:table-cell>
          <table:table-cell table:style-name="ACE-10" office:value-type="float" office:value="0.8286">
            <text:p>0.8286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63770000000000004">
            <text:p>0.6377</text:p>
          </table:table-cell>
          <table:table-cell table:style-name="ACE-10" office:value-type="float" office:value="21.75">
            <text:p>21.75</text:p>
          </table:table-cell>
          <table:table-cell table:style-name="ACE-10" office:value-type="float" office:value="0.59809999999999997">
            <text:p>0.5981</text:p>
          </table:table-cell>
          <table:table-cell table:style-name="ACE-10" office:value-type="float" office:value="0.12970000000000001">
            <text:p>0.1297</text:p>
          </table:table-cell>
          <table:table-cell table:style-name="ACE-10" office:value-type="float" office:value="0.56820000000000004">
            <text:p>0.5682</text:p>
          </table:table-cell>
          <table:table-cell table:style-name="ACE-10" office:value-type="float" office:value="3736222">
            <text:p>3736222</text:p>
          </table:table-cell>
          <table:table-cell table:number-columns-repeated="50" table:style-name="ACE-10"/>
          <table:table-cell table:number-columns-repeated="6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standard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700000000000005">
            <text:p>0.807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80000000000000004">
            <text:p>0.8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60650000000000004">
            <text:p>0.6065</text:p>
          </table:table-cell>
          <table:table-cell table:style-name="ACE-9" office:value-type="float" office:value="18">
            <text:p>18</text:p>
          </table:table-cell>
          <table:table-cell table:style-name="ACE-9" office:value-type="float" office:value="0.59689999999999999">
            <text:p>0.5969</text:p>
          </table:table-cell>
          <table:table-cell table:style-name="ACE-9" office:value-type="float" office:value="0.13569999999999999">
            <text:p>0.1357</text:p>
          </table:table-cell>
          <table:table-cell table:style-name="ACE-9" office:value-type="float" office:value="0.3523">
            <text:p>0.3523</text:p>
          </table:table-cell>
          <table:table-cell table:style-name="ACE-9" office:value-type="string">
            <text:p>765db6d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700000000000005">
            <text:p>0.807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80000000000000004">
            <text:p>0.8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60650000000000004">
            <text:p>0.6065</text:p>
          </table:table-cell>
          <table:table-cell table:style-name="ACE-9" office:value-type="float" office:value="18">
            <text:p>18</text:p>
          </table:table-cell>
          <table:table-cell table:style-name="ACE-9" office:value-type="float" office:value="0.59689999999999999">
            <text:p>0.5969</text:p>
          </table:table-cell>
          <table:table-cell table:style-name="ACE-9" office:value-type="float" office:value="0.13569999999999999">
            <text:p>0.1357</text:p>
          </table:table-cell>
          <table:table-cell table:style-name="ACE-9" office:value-type="float" office:value="0.3523">
            <text:p>0.3523</text:p>
          </table:table-cell>
          <table:table-cell table:style-name="ACE-9" office:value-type="string">
            <text:p>c41c147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robust scaling + 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246">
            <text:p>0.8246</text:p>
          </table:table-cell>
          <table:table-cell table:style-name="ACE-9" office:value-type="float" office:value="0.87880000000000003">
            <text:p>0.8788</text:p>
          </table:table-cell>
          <table:table-cell table:style-name="ACE-9" office:value-type="float" office:value="0.8286">
            <text:p>0.8286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63770000000000004">
            <text:p>0.6377</text:p>
          </table:table-cell>
          <table:table-cell table:style-name="ACE-9" office:value-type="float" office:value="21.75">
            <text:p>21.75</text:p>
          </table:table-cell>
          <table:table-cell table:style-name="ACE-9" office:value-type="float" office:value="0.59109999999999996">
            <text:p>0.5911</text:p>
          </table:table-cell>
          <table:table-cell table:style-name="ACE-9" office:value-type="float" office:value="0.1173">
            <text:p>0.1173</text:p>
          </table:table-cell>
          <table:table-cell table:style-name="ACE-9" office:value-type="float" office:value="0.56820000000000004">
            <text:p>0.5682</text:p>
          </table:table-cell>
          <table:table-cell table:style-name="ACE-9" office:value-type="string">
            <text:p>17392e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 + pca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359999999999996">
            <text:p>0.7836</text:p>
          </table:table-cell>
          <table:table-cell table:style-name="ACE-9" office:value-type="float" office:value="0.84689999999999999">
            <text:p>0.8469</text:p>
          </table:table-cell>
          <table:table-cell table:style-name="ACE-9" office:value-type="float" office:value="0.79049999999999998">
            <text:p>0.7905</text:p>
          </table:table-cell>
          <table:table-cell table:style-name="ACE-9" office:value-type="float" office:value="0.77270000000000005">
            <text:p>0.7727</text:p>
          </table:table-cell>
          <table:table-cell table:style-name="ACE-9" office:value-type="float" office:value="0.55430000000000001">
            <text:p>0.5543</text:p>
          </table:table-cell>
          <table:table-cell table:style-name="ACE-9" office:value-type="float" office:value="12.83">
            <text:p>12.83</text:p>
          </table:table-cell>
          <table:table-cell table:style-name="ACE-9" office:value-type="float" office:value="0.58169999999999999">
            <text:p>0.5817</text:p>
          </table:table-cell>
          <table:table-cell table:style-name="ACE-9" office:value-type="float" office:value="0.14940000000000001">
            <text:p>0.1494</text:p>
          </table:table-cell>
          <table:table-cell table:style-name="ACE-9" office:value-type="float" office:value="0.56820000000000004">
            <text:p>0.5682</text:p>
          </table:table-cell>
          <table:table-cell table:style-name="ACE-9" office:value-type="string">
            <text:p>6e8542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 + isomap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700000000000005">
            <text:p>0.807</text:p>
          </table:table-cell>
          <table:table-cell table:style-name="ACE-9" office:value-type="float" office:value="0.86729999999999996">
            <text:p>0.8673</text:p>
          </table:table-cell>
          <table:table-cell table:style-name="ACE-9" office:value-type="float" office:value="0.8095">
            <text:p>0.8095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60289999999999999">
            <text:p>0.6029</text:p>
          </table:table-cell>
          <table:table-cell table:style-name="ACE-9" office:value-type="float" office:value="17.329999999999998">
            <text:p>17.33</text:p>
          </table:table-cell>
          <table:table-cell table:style-name="ACE-9" office:value-type="float" office:value="0.57389999999999997">
            <text:p>0.5739</text:p>
          </table:table-cell>
          <table:table-cell table:style-name="ACE-9" office:value-type="float" office:value="0.13850000000000001">
            <text:p>0.1385</text:p>
          </table:table-cell>
          <table:table-cell table:style-name="ACE-9" office:value-type="float" office:value="0.59550000000000003">
            <text:p>0.5955</text:p>
          </table:table-cell>
          <table:table-cell table:style-name="ACE-9" office:value-type="string">
            <text:p>913e4d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 + hessian lle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3977">
            <text:p>0.3977</text:p>
          </table:table-cell>
          <table:table-cell table:style-name="ACE-9" office:value-type="float" office:value="0.625">
            <text:p>0.625</text:p>
          </table:table-cell>
          <table:table-cell table:style-name="ACE-9" office:value-type="float" office:value="0.047620000000000003">
            <text:p>0.04762</text:p>
          </table:table-cell>
          <table:table-cell table:style-name="ACE-9" office:value-type="float" office:value="0.95450000000000002">
            <text:p>0.9545</text:p>
          </table:table-cell>
          <table:table-cell table:style-name="ACE-9" office:value-type="float" office:value="0.0049899999999999996">
            <text:p>0.00499</text:p>
          </table:table-cell>
          <table:table-cell table:style-name="ACE-9" office:value-type="float" office:value="1.05">
            <text:p>1.05</text:p>
          </table:table-cell>
          <table:table-cell table:style-name="ACE-9" office:value-type="float" office:value="0.32790000000000002">
            <text:p>0.3279</text:p>
          </table:table-cell>
          <table:table-cell table:style-name="ACE-9" office:value-type="float" office:value="0.1462">
            <text:p>0.1462</text:p>
          </table:table-cell>
          <table:table-cell table:style-name="ACE-9" office:value-type="float" office:value="0.1207">
            <text:p>0.1207</text:p>
          </table:table-cell>
          <table:table-cell table:style-name="ACE-9" office:value-type="string">
            <text:p>e9ccd8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 + modified lle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7190000000000003">
            <text:p>0.7719</text:p>
          </table:table-cell>
          <table:table-cell table:style-name="ACE-9" office:value-type="float" office:value="0.82999999999999996">
            <text:p>0.83</text:p>
          </table:table-cell>
          <table:table-cell table:style-name="ACE-9" office:value-type="float" office:value="0.79049999999999998">
            <text:p>0.7905</text:p>
          </table:table-cell>
          <table:table-cell table:style-name="ACE-9" office:value-type="float" office:value="0.74239999999999995">
            <text:p>0.7424</text:p>
          </table:table-cell>
          <table:table-cell table:style-name="ACE-9" office:value-type="float" office:value="0.52649999999999997">
            <text:p>0.5265</text:p>
          </table:table-cell>
          <table:table-cell table:style-name="ACE-9" office:value-type="float" office:value="10.869999999999999">
            <text:p>10.87</text:p>
          </table:table-cell>
          <table:table-cell table:style-name="ACE-9" office:value-type="float" office:value="0.58340000000000003">
            <text:p>0.5834</text:p>
          </table:table-cell>
          <table:table-cell table:style-name="ACE-9" office:value-type="float" office:value="0.15079999999999999">
            <text:p>0.1508</text:p>
          </table:table-cell>
          <table:table-cell table:style-name="ACE-9" office:value-type="float" office:value="0.25840000000000002">
            <text:p>0.2584</text:p>
          </table:table-cell>
          <table:table-cell table:style-name="ACE-9" office:value-type="string">
            <text:p>a771924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9530000000000001">
            <text:p>0.7953</text:p>
          </table:table-cell>
          <table:table-cell table:style-name="ACE-9" office:value-type="float" office:value="0.88039999999999996">
            <text:p>0.8804</text:p>
          </table:table-cell>
          <table:table-cell table:style-name="ACE-9" office:value-type="float" office:value="0.77139999999999997">
            <text:p>0.7714</text:p>
          </table:table-cell>
          <table:table-cell table:style-name="ACE-9" office:value-type="float" office:value="0.83330000000000004">
            <text:p>0.8333</text:p>
          </table:table-cell>
          <table:table-cell table:style-name="ACE-9" office:value-type="float" office:value="0.59050000000000002">
            <text:p>0.5905</text:p>
          </table:table-cell>
          <table:table-cell table:style-name="ACE-9" office:value-type="float" office:value="16.879999999999999">
            <text:p>16.88</text:p>
          </table:table-cell>
          <table:table-cell table:style-name="ACE-9" office:value-type="float" office:value="0.58840000000000003">
            <text:p>0.5884</text:p>
          </table:table-cell>
          <table:table-cell table:style-name="ACE-9" office:value-type="float" office:value="0.13819999999999999">
            <text:p>0.1382</text:p>
          </table:table-cell>
          <table:table-cell table:style-name="ACE-9" office:value-type="float" office:value="0.3523">
            <text:p>0.3523</text:p>
          </table:table-cell>
          <table:table-cell table:style-name="ACE-9" office:value-type="string">
            <text:p>5bc5e98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7780000000000005">
            <text:p>0.7778</text:p>
          </table:table-cell>
          <table:table-cell table:style-name="ACE-9" office:value-type="float" office:value="0.85260000000000002">
            <text:p>0.8526</text:p>
          </table:table-cell>
          <table:table-cell table:style-name="ACE-9" office:value-type="float" office:value="0.77139999999999997">
            <text:p>0.7714</text:p>
          </table:table-cell>
          <table:table-cell table:style-name="ACE-9" office:value-type="float" office:value="0.78790000000000004">
            <text:p>0.7879</text:p>
          </table:table-cell>
          <table:table-cell table:style-name="ACE-9" office:value-type="float" office:value="0.54800000000000004">
            <text:p>0.548</text:p>
          </table:table-cell>
          <table:table-cell table:style-name="ACE-9" office:value-type="float" office:value="12.539999999999999">
            <text:p>12.54</text:p>
          </table:table-cell>
          <table:table-cell table:style-name="ACE-9" office:value-type="float" office:value="0.57379999999999998">
            <text:p>0.5738</text:p>
          </table:table-cell>
          <table:table-cell table:style-name="ACE-9" office:value-type="float" office:value="0.13750000000000001">
            <text:p>0.1375</text:p>
          </table:table-cell>
          <table:table-cell table:style-name="ACE-9" office:value-type="float" office:value="0.47189999999999999">
            <text:p>0.4719</text:p>
          </table:table-cell>
          <table:table-cell table:style-name="ACE-9" office:value-type="float" office:value="2310313">
            <text:p>2310313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949999999999998">
            <text:p>0.7895</text:p>
          </table:table-cell>
          <table:table-cell table:style-name="ACE-9" office:value-type="float" office:value="0.89659999999999995">
            <text:p>0.8966</text:p>
          </table:table-cell>
          <table:table-cell table:style-name="ACE-9" office:value-type="float" office:value="0.7429">
            <text:p>0.7429</text:p>
          </table:table-cell>
          <table:table-cell table:style-name="ACE-9" office:value-type="float" office:value="0.86360000000000003">
            <text:p>0.8636</text:p>
          </table:table-cell>
          <table:table-cell table:style-name="ACE-9" office:value-type="float" office:value="0.59060000000000001">
            <text:p>0.5906</text:p>
          </table:table-cell>
          <table:table-cell table:style-name="ACE-9" office:value-type="float" office:value="18.300000000000001">
            <text:p>18.3</text:p>
          </table:table-cell>
          <table:table-cell table:style-name="ACE-9" office:value-type="float" office:value="0.59419999999999995">
            <text:p>0.5942</text:p>
          </table:table-cell>
          <table:table-cell table:style-name="ACE-9" office:value-type="float" office:value="0.11310000000000001">
            <text:p>0.1131</text:p>
          </table:table-cell>
          <table:table-cell table:style-name="ACE-9" office:value-type="float" office:value="0.59550000000000003">
            <text:p>0.5955</text:p>
          </table:table-cell>
          <table:table-cell table:style-name="ACE-9" office:value-type="string">
            <text:p>0dcfe0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359999999999996">
            <text:p>0.7836</text:p>
          </table:table-cell>
          <table:table-cell table:style-name="ACE-9" office:value-type="float" office:value="0.89529999999999998">
            <text:p>0.8953</text:p>
          </table:table-cell>
          <table:table-cell table:style-name="ACE-9" office:value-type="float" office:value="0.73329999999999995">
            <text:p>0.7333</text:p>
          </table:table-cell>
          <table:table-cell table:style-name="ACE-9" office:value-type="float" office:value="0.86360000000000003">
            <text:p>0.8636</text:p>
          </table:table-cell>
          <table:table-cell table:style-name="ACE-9" office:value-type="float" office:value="0.58120000000000005">
            <text:p>0.5812</text:p>
          </table:table-cell>
          <table:table-cell table:style-name="ACE-9" office:value-type="float" office:value="17.420000000000002">
            <text:p>17.42</text:p>
          </table:table-cell>
          <table:table-cell table:style-name="ACE-9" office:value-type="float" office:value="0.59109999999999996">
            <text:p>0.5911</text:p>
          </table:table-cell>
          <table:table-cell table:style-name="ACE-9" office:value-type="float" office:value="0.1079">
            <text:p>0.1079</text:p>
          </table:table-cell>
          <table:table-cell table:style-name="ACE-9" office:value-type="float" office:value="0.51139999999999997">
            <text:p>0.5114</text:p>
          </table:table-cell>
          <table:table-cell table:style-name="ACE-9" office:value-type="string">
            <text:p>a2377b4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661">
            <text:p>0.7661</text:p>
          </table:table-cell>
          <table:table-cell table:style-name="ACE-9" office:value-type="float" office:value="0.83509999999999995">
            <text:p>0.8351</text:p>
          </table:table-cell>
          <table:table-cell table:style-name="ACE-9" office:value-type="float" office:value="0.77139999999999997">
            <text:p>0.7714</text:p>
          </table:table-cell>
          <table:table-cell table:style-name="ACE-9" office:value-type="float" office:value="0.75760000000000005">
            <text:p>0.7576</text:p>
          </table:table-cell>
          <table:table-cell table:style-name="ACE-9" office:value-type="float" office:value="0.51980000000000004">
            <text:p>0.5198</text:p>
          </table:table-cell>
          <table:table-cell table:style-name="ACE-9" office:value-type="float" office:value="10.550000000000001">
            <text:p>10.55</text:p>
          </table:table-cell>
          <table:table-cell table:style-name="ACE-9" office:value-type="float" office:value="0.52470000000000006">
            <text:p>0.5247</text:p>
          </table:table-cell>
          <table:table-cell table:style-name="ACE-9" office:value-type="float" office:value="0.13300000000000001">
            <text:p>0.133</text:p>
          </table:table-cell>
          <table:table-cell table:style-name="ACE-9" office:value-type="float" office:value="0.56820000000000004">
            <text:p>0.5682</text:p>
          </table:table-cell>
          <table:table-cell table:style-name="ACE-9" office:value-type="string">
            <text:p>80f67c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120000000000002">
            <text:p>0.8012</text:p>
          </table:table-cell>
          <table:table-cell table:style-name="ACE-9" office:value-type="float" office:value="0.85860000000000003">
            <text:p>0.8586</text:p>
          </table:table-cell>
          <table:table-cell table:style-name="ACE-9" office:value-type="float" office:value="0.8095">
            <text:p>0.8095</text:p>
          </table:table-cell>
          <table:table-cell table:style-name="ACE-9" office:value-type="float" office:value="0.78790000000000004">
            <text:p>0.7879</text:p>
          </table:table-cell>
          <table:table-cell table:style-name="ACE-9" office:value-type="float" office:value="0.58899999999999997">
            <text:p>0.589</text:p>
          </table:table-cell>
          <table:table-cell table:style-name="ACE-9" office:value-type="float" office:value="15.789999999999999">
            <text:p>15.79</text:p>
          </table:table-cell>
          <table:table-cell table:style-name="ACE-9" office:value-type="float" office:value="0.58109999999999995">
            <text:p>0.5811</text:p>
          </table:table-cell>
          <table:table-cell table:style-name="ACE-9" office:value-type="float" office:value="0.14249999999999999">
            <text:p>0.1425</text:p>
          </table:table-cell>
          <table:table-cell table:style-name="ACE-9" office:value-type="float" office:value="0.56730000000000003">
            <text:p>0.5673</text:p>
          </table:table-cell>
          <table:table-cell table:style-name="ACE-9" office:value-type="string">
            <text:p>091967d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4270000000000003">
            <text:p>0.7427</text:p>
          </table:table-cell>
          <table:table-cell table:style-name="ACE-9" office:value-type="float" office:value="0.80200000000000005">
            <text:p>0.802</text:p>
          </table:table-cell>
          <table:table-cell table:style-name="ACE-9" office:value-type="float" office:value="0.77139999999999997">
            <text:p>0.7714</text:p>
          </table:table-cell>
          <table:table-cell table:style-name="ACE-9" office:value-type="float" office:value="0.69699999999999995">
            <text:p>0.697</text:p>
          </table:table-cell>
          <table:table-cell table:style-name="ACE-9" office:value-type="float" office:value="0.4637">
            <text:p>0.4637</text:p>
          </table:table-cell>
          <table:table-cell table:style-name="ACE-9" office:value-type="float" office:value="7.7629999999999999">
            <text:p>7.763</text:p>
          </table:table-cell>
          <table:table-cell table:style-name="ACE-9" office:value-type="float" office:value="0.55149999999999999">
            <text:p>0.5515</text:p>
          </table:table-cell>
          <table:table-cell table:style-name="ACE-9" office:value-type="float" office:value="0.1394">
            <text:p>0.1394</text:p>
          </table:table-cell>
          <table:table-cell table:style-name="ACE-9" office:value-type="float" office:value="0.3523">
            <text:p>0.3523</text:p>
          </table:table-cell>
          <table:table-cell table:style-name="ACE-9" office:value-type="string">
            <text:p>47a25f2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359999999999996">
            <text:p>0.7836</text:p>
          </table:table-cell>
          <table:table-cell table:style-name="ACE-9" office:value-type="float" office:value="0.86170000000000002">
            <text:p>0.8617</text:p>
          </table:table-cell>
          <table:table-cell table:style-name="ACE-9" office:value-type="float" office:value="0.77139999999999997">
            <text:p>0.7714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56210000000000004">
            <text:p>0.5621</text:p>
          </table:table-cell>
          <table:table-cell table:style-name="ACE-9" office:value-type="float" office:value="13.76">
            <text:p>13.76</text:p>
          </table:table-cell>
          <table:table-cell table:style-name="ACE-9" office:value-type="float" office:value="0.60509999999999997">
            <text:p>0.6051</text:p>
          </table:table-cell>
          <table:table-cell table:style-name="ACE-9" office:value-type="float" office:value="0.1431">
            <text:p>0.1431</text:p>
          </table:table-cell>
          <table:table-cell table:style-name="ACE-9" office:value-type="float" office:value="0.4536">
            <text:p>0.4536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7559999999999996">
            <text:p>0.7756</text:p>
          </table:table-cell>
          <table:table-cell table:style-name="ACE-9" office:value-type="float" office:value="0.84809999999999997">
            <text:p>0.8481</text:p>
          </table:table-cell>
          <table:table-cell table:style-name="ACE-9" office:value-type="float" office:value="0.74439999999999995">
            <text:p>0.7444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55600000000000005">
            <text:p>0.556</text:p>
          </table:table-cell>
          <table:table-cell table:style-name="ACE-9" office:value-type="float" office:value="13.109999999999999">
            <text:p>13.11</text:p>
          </table:table-cell>
          <table:table-cell table:style-name="ACE-9" office:value-type="float" office:value="0.58330000000000004">
            <text:p>0.5833</text:p>
          </table:table-cell>
          <table:table-cell table:style-name="ACE-9" office:value-type="float" office:value="0.1356">
            <text:p>0.1356</text:p>
          </table:table-cell>
          <table:table-cell table:style-name="ACE-9" office:value-type="float" office:value="0.32390000000000002">
            <text:p>0.3239</text:p>
          </table:table-cell>
          <table:table-cell table:style-name="ACE-9" office:value-type="string">
            <text:p>a95a35d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7559999999999996">
            <text:p>0.7756</text:p>
          </table:table-cell>
          <table:table-cell table:style-name="ACE-9" office:value-type="float" office:value="0.84809999999999997">
            <text:p>0.8481</text:p>
          </table:table-cell>
          <table:table-cell table:style-name="ACE-9" office:value-type="float" office:value="0.74439999999999995">
            <text:p>0.7444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55600000000000005">
            <text:p>0.556</text:p>
          </table:table-cell>
          <table:table-cell table:style-name="ACE-9" office:value-type="float" office:value="13.109999999999999">
            <text:p>13.11</text:p>
          </table:table-cell>
          <table:table-cell table:style-name="ACE-9" office:value-type="float" office:value="0.60060000000000002">
            <text:p>0.6006</text:p>
          </table:table-cell>
          <table:table-cell table:style-name="ACE-9" office:value-type="float" office:value="0.16300000000000001">
            <text:p>0.163</text:p>
          </table:table-cell>
          <table:table-cell table:style-name="ACE-9" office:value-type="float" office:value="0.32390000000000002">
            <text:p>0.3239</text:p>
          </table:table-cell>
          <table:table-cell table:style-name="ACE-9" office:value-type="string">
            <text:p>65e88b2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769999999999997">
            <text:p>0.8077</text:p>
          </table:table-cell>
          <table:table-cell table:style-name="ACE-9" office:value-type="float" office:value="0.8659">
            <text:p>0.8659</text:p>
          </table:table-cell>
          <table:table-cell table:style-name="ACE-9" office:value-type="float" office:value="0.78890000000000005">
            <text:p>0.7889</text:p>
          </table:table-cell>
          <table:table-cell table:style-name="ACE-9" office:value-type="float" office:value="0.83330000000000004">
            <text:p>0.8333</text:p>
          </table:table-cell>
          <table:table-cell table:style-name="ACE-9" office:value-type="float" office:value="0.61560000000000004">
            <text:p>0.6156</text:p>
          </table:table-cell>
          <table:table-cell table:style-name="ACE-9" office:value-type="float" office:value="18.68">
            <text:p>18.68</text:p>
          </table:table-cell>
          <table:table-cell table:style-name="ACE-9" office:value-type="float" office:value="0.61890000000000001">
            <text:p>0.6189</text:p>
          </table:table-cell>
          <table:table-cell table:style-name="ACE-9" office:value-type="float" office:value="0.13619999999999999">
            <text:p>0.1362</text:p>
          </table:table-cell>
          <table:table-cell table:style-name="ACE-9" office:value-type="float" office:value="0.82220000000000004">
            <text:p>0.8222</text:p>
          </table:table-cell>
          <table:table-cell table:style-name="ACE-9" office:value-type="string">
            <text:p>f47972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849999999999998">
            <text:p>0.7885</text:p>
          </table:table-cell>
          <table:table-cell table:style-name="ACE-9" office:value-type="float" office:value="0.89039999999999997">
            <text:p>0.8904</text:p>
          </table:table-cell>
          <table:table-cell table:style-name="ACE-9" office:value-type="float" office:value="0.72219999999999995">
            <text:p>0.7222</text:p>
          </table:table-cell>
          <table:table-cell table:style-name="ACE-9" office:value-type="float" office:value="0.87880000000000003">
            <text:p>0.8788</text:p>
          </table:table-cell>
          <table:table-cell table:style-name="ACE-9" office:value-type="float" office:value="0.59509999999999996">
            <text:p>0.5951</text:p>
          </table:table-cell>
          <table:table-cell table:style-name="ACE-9" office:value-type="float" office:value="18.850000000000001">
            <text:p>18.85</text:p>
          </table:table-cell>
          <table:table-cell table:style-name="ACE-9" office:value-type="float" office:value="0.6018">
            <text:p>0.6018</text:p>
          </table:table-cell>
          <table:table-cell table:style-name="ACE-9" office:value-type="float" office:value="0.10059999999999999">
            <text:p>0.1006</text:p>
          </table:table-cell>
          <table:table-cell table:style-name="ACE-9" office:value-type="float" office:value="0.71250000000000002">
            <text:p>0.7125</text:p>
          </table:table-cell>
          <table:table-cell table:style-name="ACE-9" office:value-type="string">
            <text:p>d0c1fee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849999999999998">
            <text:p>0.7885</text:p>
          </table:table-cell>
          <table:table-cell table:style-name="ACE-9" office:value-type="float" office:value="0.90139999999999998">
            <text:p>0.9014</text:p>
          </table:table-cell>
          <table:table-cell table:style-name="ACE-9" office:value-type="float" office:value="0.71109999999999995">
            <text:p>0.7111</text:p>
          </table:table-cell>
          <table:table-cell table:style-name="ACE-9" office:value-type="float" office:value="0.89390000000000003">
            <text:p>0.8939</text:p>
          </table:table-cell>
          <table:table-cell table:style-name="ACE-9" office:value-type="float" office:value="0.60029999999999994">
            <text:p>0.6003</text:p>
          </table:table-cell>
          <table:table-cell table:style-name="ACE-9" office:value-type="float" office:value="20.75">
            <text:p>20.75</text:p>
          </table:table-cell>
          <table:table-cell table:style-name="ACE-9" office:value-type="float" office:value="0.62549999999999994">
            <text:p>0.6255</text:p>
          </table:table-cell>
          <table:table-cell table:style-name="ACE-9" office:value-type="float" office:value="0.1268">
            <text:p>0.1268</text:p>
          </table:table-cell>
          <table:table-cell table:style-name="ACE-9" office:value-type="float" office:value="0.65469999999999995">
            <text:p>0.6547</text:p>
          </table:table-cell>
          <table:table-cell table:style-name="ACE-9" office:value-type="string">
            <text:p>fe6ae6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4360000000000004">
            <text:p>0.7436</text:p>
          </table:table-cell>
          <table:table-cell table:style-name="ACE-9" office:value-type="float" office:value="0.82050000000000001">
            <text:p>0.8205</text:p>
          </table:table-cell>
          <table:table-cell table:style-name="ACE-9" office:value-type="float" office:value="0.71109999999999995">
            <text:p>0.7111</text:p>
          </table:table-cell>
          <table:table-cell table:style-name="ACE-9" office:value-type="float" office:value="0.78790000000000004">
            <text:p>0.7879</text:p>
          </table:table-cell>
          <table:table-cell table:style-name="ACE-9" office:value-type="float" office:value="0.49299999999999999">
            <text:p>0.493</text:p>
          </table:table-cell>
          <table:table-cell table:style-name="ACE-9" office:value-type="float" office:value="9.1430000000000007">
            <text:p>9.143</text:p>
          </table:table-cell>
          <table:table-cell table:style-name="ACE-9" office:value-type="float" office:value="0.55379999999999996">
            <text:p>0.5538</text:p>
          </table:table-cell>
          <table:table-cell table:style-name="ACE-9" office:value-type="float" office:value="0.1226">
            <text:p>0.1226</text:p>
          </table:table-cell>
          <table:table-cell table:style-name="ACE-9" office:value-type="float" office:value="0.36709999999999998">
            <text:p>0.3671</text:p>
          </table:table-cell>
          <table:table-cell table:style-name="ACE-9" office:value-type="string">
            <text:p>402918d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130000000000001">
            <text:p>0.8013</text:p>
          </table:table-cell>
          <table:table-cell table:style-name="ACE-9" office:value-type="float" office:value="0.86419999999999997">
            <text:p>0.8642</text:p>
          </table:table-cell>
          <table:table-cell table:style-name="ACE-9" office:value-type="float" office:value="0.77780000000000005">
            <text:p>0.7778</text:p>
          </table:table-cell>
          <table:table-cell table:style-name="ACE-9" office:value-type="float" office:value="0.83330000000000004">
            <text:p>0.8333</text:p>
          </table:table-cell>
          <table:table-cell table:style-name="ACE-9" office:value-type="float" office:value="0.60429999999999995">
            <text:p>0.6043</text:p>
          </table:table-cell>
          <table:table-cell table:style-name="ACE-9" office:value-type="float" office:value="17.5">
            <text:p>17.5</text:p>
          </table:table-cell>
          <table:table-cell table:style-name="ACE-9" office:value-type="float" office:value="0.59850000000000003">
            <text:p>0.5985</text:p>
          </table:table-cell>
          <table:table-cell table:style-name="ACE-9" office:value-type="float" office:value="0.1474">
            <text:p>0.1474</text:p>
          </table:table-cell>
          <table:table-cell table:style-name="ACE-9" office:value-type="float" office:value="0.39279999999999998">
            <text:p>0.3928</text:p>
          </table:table-cell>
          <table:table-cell table:style-name="ACE-9" office:value-type="string">
            <text:p>a8d0421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7559999999999996">
            <text:p>0.7756</text:p>
          </table:table-cell>
          <table:table-cell table:style-name="ACE-9" office:value-type="float" office:value="0.83950000000000002">
            <text:p>0.8395</text:p>
          </table:table-cell>
          <table:table-cell table:style-name="ACE-9" office:value-type="float" office:value="0.75560000000000005">
            <text:p>0.7556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55230000000000001">
            <text:p>0.5523</text:p>
          </table:table-cell>
          <table:table-cell table:style-name="ACE-9" office:value-type="float" office:value="12.6">
            <text:p>12.6</text:p>
          </table:table-cell>
          <table:table-cell table:style-name="ACE-9" office:value-type="float" office:value="0.58660000000000001">
            <text:p>0.5866</text:p>
          </table:table-cell>
          <table:table-cell table:style-name="ACE-9" office:value-type="float" office:value="0.1426">
            <text:p>0.1426</text:p>
          </table:table-cell>
          <table:table-cell table:style-name="ACE-9" office:value-type="float" office:value="0.15110000000000001">
            <text:p>0.1511</text:p>
          </table:table-cell>
          <table:table-cell table:style-name="ACE-9" office:value-type="string">
            <text:p>ec2735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849999999999998">
            <text:p>0.7885</text:p>
          </table:table-cell>
          <table:table-cell table:style-name="ACE-9" office:value-type="float" office:value="0.86080000000000001">
            <text:p>0.8608</text:p>
          </table:table-cell>
          <table:table-cell table:style-name="ACE-9" office:value-type="float" office:value="0.75560000000000005">
            <text:p>0.7556</text:p>
          </table:table-cell>
          <table:table-cell table:style-name="ACE-9" office:value-type="float" office:value="0.83330000000000004">
            <text:p>0.8333</text:p>
          </table:table-cell>
          <table:table-cell table:style-name="ACE-9" office:value-type="float" office:value="0.58189999999999997">
            <text:p>0.5819</text:p>
          </table:table-cell>
          <table:table-cell table:style-name="ACE-9" office:value-type="float" office:value="15.449999999999999">
            <text:p>15.45</text:p>
          </table:table-cell>
          <table:table-cell table:style-name="ACE-9" office:value-type="float" office:value="0.61660000000000004">
            <text:p>0.6166</text:p>
          </table:table-cell>
          <table:table-cell table:style-name="ACE-9" office:value-type="float" office:value="0.15090000000000001">
            <text:p>0.1509</text:p>
          </table:table-cell>
          <table:table-cell table:style-name="ACE-9" office:value-type="float" office:value="0.66930000000000001">
            <text:p>0.6693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069999999999999">
            <text:p>0.8207</text:p>
          </table:table-cell>
          <table:table-cell table:style-name="ACE-9" office:value-type="float" office:value="0.88119999999999998">
            <text:p>0.8812</text:p>
          </table:table-cell>
          <table:table-cell table:style-name="ACE-9" office:value-type="float" office:value="0.80910000000000004">
            <text:p>0.8091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63749999999999996">
            <text:p>0.6375</text:p>
          </table:table-cell>
          <table:table-cell table:style-name="ACE-9" office:value-type="float" office:value="21.899999999999999">
            <text:p>21.9</text:p>
          </table:table-cell>
          <table:table-cell table:style-name="ACE-9" office:value-type="float" office:value="0.59470000000000001">
            <text:p>0.5947</text:p>
          </table:table-cell>
          <table:table-cell table:style-name="ACE-9" office:value-type="float" office:value="0.1663">
            <text:p>0.1663</text:p>
          </table:table-cell>
          <table:table-cell table:style-name="ACE-9" office:value-type="float" office:value="0.53300000000000003">
            <text:p>0.533</text:p>
          </table:table-cell>
          <table:table-cell table:style-name="ACE-9" office:value-type="string">
            <text:p>bbbbe2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87629999999999997">
            <text:p>0.8763</text:p>
          </table:table-cell>
          <table:table-cell table:style-name="ACE-9" office:value-type="float" office:value="0.77270000000000005">
            <text:p>0.7727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59970000000000001">
            <text:p>0.5997</text:p>
          </table:table-cell>
          <table:table-cell table:style-name="ACE-9" office:value-type="float" office:value="17.57">
            <text:p>17.57</text:p>
          </table:table-cell>
          <table:table-cell table:style-name="ACE-9" office:value-type="float" office:value="0.59660000000000002">
            <text:p>0.5966</text:p>
          </table:table-cell>
          <table:table-cell table:style-name="ACE-9" office:value-type="float" office:value="0.18659999999999999">
            <text:p>0.1866</text:p>
          </table:table-cell>
          <table:table-cell table:style-name="ACE-9" office:value-type="float" office:value="0.40000000000000002">
            <text:p>0.4</text:p>
          </table:table-cell>
          <table:table-cell table:style-name="ACE-9" office:value-type="string">
            <text:p>7c9dff5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8259999999999996">
            <text:p>0.7826</text:p>
          </table:table-cell>
          <table:table-cell table:style-name="ACE-9" office:value-type="float" office:value="0.87229999999999996">
            <text:p>0.8723</text:p>
          </table:table-cell>
          <table:table-cell table:style-name="ACE-9" office:value-type="float" office:value="0.74550000000000005">
            <text:p>0.7455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57220000000000004">
            <text:p>0.5722</text:p>
          </table:table-cell>
          <table:table-cell table:style-name="ACE-9" office:value-type="float" office:value="15.130000000000001">
            <text:p>15.13</text:p>
          </table:table-cell>
          <table:table-cell table:style-name="ACE-9" office:value-type="float" office:value="0.57130000000000003">
            <text:p>0.5713</text:p>
          </table:table-cell>
          <table:table-cell table:style-name="ACE-9" office:value-type="float" office:value="0.1686">
            <text:p>0.1686</text:p>
          </table:table-cell>
          <table:table-cell table:style-name="ACE-9" office:value-type="float" office:value="0.47249999999999998">
            <text:p>0.4725</text:p>
          </table:table-cell>
          <table:table-cell table:style-name="ACE-9" office:value-type="string">
            <text:p>362e4f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979999999999996">
            <text:p>0.8098</text:p>
          </table:table-cell>
          <table:table-cell table:style-name="ACE-9" office:value-type="float" office:value="0.89470000000000005">
            <text:p>0.8947</text:p>
          </table:table-cell>
          <table:table-cell table:style-name="ACE-9" office:value-type="float" office:value="0.77270000000000005">
            <text:p>0.7727</text:p>
          </table:table-cell>
          <table:table-cell table:style-name="ACE-9" office:value-type="float" office:value="0.8649">
            <text:p>0.8649</text:p>
          </table:table-cell>
          <table:table-cell table:style-name="ACE-9" office:value-type="float" office:value="0.62560000000000004">
            <text:p>0.6256</text:p>
          </table:table-cell>
          <table:table-cell table:style-name="ACE-9" office:value-type="float" office:value="21.760000000000002">
            <text:p>21.76</text:p>
          </table:table-cell>
          <table:table-cell table:style-name="ACE-9" office:value-type="float" office:value="0.6431">
            <text:p>0.6431</text:p>
          </table:table-cell>
          <table:table-cell table:style-name="ACE-9" office:value-type="float" office:value="0.1439">
            <text:p>0.1439</text:p>
          </table:table-cell>
          <table:table-cell table:style-name="ACE-9" office:value-type="float" office:value="0.47249999999999998">
            <text:p>0.4725</text:p>
          </table:table-cell>
          <table:table-cell table:style-name="ACE-9" office:value-type="string">
            <text:p>95efbe0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91010000000000002">
            <text:p>0.9101</text:p>
          </table:table-cell>
          <table:table-cell table:style-name="ACE-9" office:value-type="float" office:value="0.73640000000000005">
            <text:p>0.7364</text:p>
          </table:table-cell>
          <table:table-cell table:style-name="ACE-9" office:value-type="float" office:value="0.89190000000000003">
            <text:p>0.8919</text:p>
          </table:table-cell>
          <table:table-cell table:style-name="ACE-9" office:value-type="float" office:value="0.61639999999999995">
            <text:p>0.6164</text:p>
          </table:table-cell>
          <table:table-cell table:style-name="ACE-9" office:value-type="float" office:value="23.039999999999999">
            <text:p>23.04</text:p>
          </table:table-cell>
          <table:table-cell table:style-name="ACE-9" office:value-type="float" office:value="0.60729999999999995">
            <text:p>0.6073</text:p>
          </table:table-cell>
          <table:table-cell table:style-name="ACE-9" office:value-type="float" office:value="0.17799999999999999">
            <text:p>0.178</text:p>
          </table:table-cell>
          <table:table-cell table:style-name="ACE-9" office:value-type="float" office:value="0.378">
            <text:p>0.378</text:p>
          </table:table-cell>
          <table:table-cell table:style-name="ACE-9" office:value-type="string">
            <text:p>f2ea47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88419999999999999">
            <text:p>0.8842</text:p>
          </table:table-cell>
          <table:table-cell table:style-name="ACE-9" office:value-type="float" office:value="0.76359999999999995">
            <text:p>0.7636</text:p>
          </table:table-cell>
          <table:table-cell table:style-name="ACE-9" office:value-type="float" office:value="0.85140000000000005">
            <text:p>0.8514</text:p>
          </table:table-cell>
          <table:table-cell table:style-name="ACE-9" office:value-type="float" office:value="0.60340000000000005">
            <text:p>0.6034</text:p>
          </table:table-cell>
          <table:table-cell table:style-name="ACE-9" office:value-type="float" office:value="18.5">
            <text:p>18.5</text:p>
          </table:table-cell>
          <table:table-cell table:style-name="ACE-9" office:value-type="float" office:value="0.53549999999999998">
            <text:p>0.5355</text:p>
          </table:table-cell>
          <table:table-cell table:style-name="ACE-9" office:value-type="float" office:value="0.53549999999999998">
            <text:p>0.5355</text:p>
          </table:table-cell>
          <table:table-cell table:style-name="ACE-9" office:value-type="float" office:value="0.47249999999999998">
            <text:p>0.4725</text:p>
          </table:table-cell>
          <table:table-cell table:style-name="ACE-9" office:value-type="string">
            <text:p>9d883a9</text:p>
          </table:table-cell>
          <table:table-cell table:number-columns-repeated="114" table:style-name="ACE-9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069999999999999">
            <text:p>0.8207</text:p>
          </table:table-cell>
          <table:table-cell table:style-name="ACE-10" office:value-type="float" office:value="0.87380000000000002">
            <text:p>0.8738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82430000000000003">
            <text:p>0.8243</text:p>
          </table:table-cell>
          <table:table-cell table:style-name="ACE-10" office:value-type="float" office:value="0.63460000000000005">
            <text:p>0.6346</text:p>
          </table:table-cell>
          <table:table-cell table:style-name="ACE-10" office:value-type="float" office:value="21.120000000000001">
            <text:p>21.12</text:p>
          </table:table-cell>
          <table:table-cell table:style-name="ACE-10" office:value-type="float" office:value="0.6159">
            <text:p>0.6159</text:p>
          </table:table-cell>
          <table:table-cell table:style-name="ACE-10" office:value-type="float" office:value="0.14549999999999999">
            <text:p>0.1455</text:p>
          </table:table-cell>
          <table:table-cell table:style-name="ACE-10" office:value-type="float" office:value="0.40000000000000002">
            <text:p>0.4</text:p>
          </table:table-cell>
          <table:table-cell table:style-name="ACE-10" office:value-type="string">
            <text:p>d8fda84</text:p>
          </table:table-cell>
          <table:table-cell table:number-columns-repeated="50" table:style-name="ACE-10"/>
          <table:table-cell table:number-columns-repeated="6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standard scaling</text:p>
          </table:table-cell>
          <table:table-cell table:style-name="ACE-9" office:value-type="boolean" office:boolean-value="false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609999999999995">
            <text:p>0.8261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82730000000000004">
            <text:p>0.8273</text:p>
          </table:table-cell>
          <table:table-cell table:style-name="ACE-9" office:value-type="float" office:value="0.82430000000000003">
            <text:p>0.8243</text:p>
          </table:table-cell>
          <table:table-cell table:style-name="ACE-9" office:value-type="float" office:value="0.64449999999999996">
            <text:p>0.6445</text:p>
          </table:table-cell>
          <table:table-cell table:style-name="ACE-9" office:value-type="float" office:value="22.469999999999999">
            <text:p>22.47</text:p>
          </table:table-cell>
          <table:table-cell table:style-name="ACE-9" office:value-type="float" office:value="0.61719999999999997">
            <text:p>0.6172</text:p>
          </table:table-cell>
          <table:table-cell table:style-name="ACE-9" office:value-type="float" office:value="0.1434">
            <text:p>0.1434</text:p>
          </table:table-cell>
          <table:table-cell table:style-name="ACE-9" office:value-type="float" office:value="0.40000000000000002">
            <text:p>0.4</text:p>
          </table:table-cell>
          <table:table-cell table:style-name="ACE-9" office:value-type="string">
            <text:p>08d5c6e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pca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349999999999998">
            <text:p>0.7935</text:p>
          </table:table-cell>
          <table:table-cell table:style-name="ACE-9" office:value-type="float" office:value="0.85289999999999999">
            <text:p>0.8529</text:p>
          </table:table-cell>
          <table:table-cell table:style-name="ACE-9" office:value-type="float" office:value="0.79090000000000005">
            <text:p>0.7909</text:p>
          </table:table-cell>
          <table:table-cell table:style-name="ACE-9" office:value-type="float" office:value="0.79730000000000001">
            <text:p>0.7973</text:p>
          </table:table-cell>
          <table:table-cell table:style-name="ACE-9" office:value-type="float" office:value="0.58030000000000004">
            <text:p>0.5803</text:p>
          </table:table-cell>
          <table:table-cell table:style-name="ACE-9" office:value-type="float" office:value="14.880000000000001">
            <text:p>14.88</text:p>
          </table:table-cell>
          <table:table-cell table:style-name="ACE-9" office:value-type="float" office:value="0.57589999999999997">
            <text:p>0.5759</text:p>
          </table:table-cell>
          <table:table-cell table:style-name="ACE-9" office:value-type="float" office:value="0.1275">
            <text:p>0.1275</text:p>
          </table:table-cell>
          <table:table-cell table:style-name="ACE-9" office:value-type="float" office:value="0.28870000000000001">
            <text:p>0.2887</text:p>
          </table:table-cell>
          <table:table-cell table:style-name="ACE-9" office:value-type="string">
            <text:p>dee7013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standard scaling + isomap</text:p>
          </table:table-cell>
          <table:table-cell table:style-name="ACE-9" office:value-type="boolean" office:boolean-value="false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87629999999999997">
            <text:p>0.8763</text:p>
          </table:table-cell>
          <table:table-cell table:style-name="ACE-9" office:value-type="float" office:value="0.77270000000000005">
            <text:p>0.7727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59970000000000001">
            <text:p>0.5997</text:p>
          </table:table-cell>
          <table:table-cell table:style-name="ACE-9" office:value-type="float" office:value="17.57">
            <text:p>17.57</text:p>
          </table:table-cell>
          <table:table-cell table:style-name="ACE-9" office:value-type="float" office:value="0.61599999999999999">
            <text:p>0.616</text:p>
          </table:table-cell>
          <table:table-cell table:style-name="ACE-9" office:value-type="float" office:value="0.14510000000000001">
            <text:p>0.1451</text:p>
          </table:table-cell>
          <table:table-cell table:style-name="ACE-9" office:value-type="float" office:value="0.47249999999999998">
            <text:p>0.4725</text:p>
          </table:table-cell>
          <table:table-cell table:style-name="ACE-9" office:value-type="string">
            <text:p>8413e34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standard scaling + modified lle</text:p>
          </table:table-cell>
          <table:table-cell table:style-name="ACE-9" office:value-type="boolean" office:boolean-value="false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430000000000001">
            <text:p>0.8043</text:p>
          </table:table-cell>
          <table:table-cell table:style-name="ACE-9" office:value-type="float" office:value="0.89359999999999995">
            <text:p>0.8936</text:p>
          </table:table-cell>
          <table:table-cell table:style-name="ACE-9" office:value-type="float" office:value="0.76359999999999995">
            <text:p>0.7636</text:p>
          </table:table-cell>
          <table:table-cell table:style-name="ACE-9" office:value-type="float" office:value="0.8649">
            <text:p>0.8649</text:p>
          </table:table-cell>
          <table:table-cell table:style-name="ACE-9" office:value-type="float" office:value="0.61650000000000005">
            <text:p>0.6165</text:p>
          </table:table-cell>
          <table:table-cell table:style-name="ACE-9" office:value-type="float" office:value="20.68">
            <text:p>20.68</text:p>
          </table:table-cell>
          <table:table-cell table:style-name="ACE-9" office:value-type="float" office:value="0.60170000000000001">
            <text:p>0.6017</text:p>
          </table:table-cell>
          <table:table-cell table:style-name="ACE-9" office:value-type="float" office:value="0.18290000000000001">
            <text:p>0.1829</text:p>
          </table:table-cell>
          <table:table-cell table:style-name="ACE-9" office:value-type="float" office:value="0.57740000000000002">
            <text:p>0.5774</text:p>
          </table:table-cell>
          <table:table-cell table:style-name="ACE-9" office:value-type="string">
            <text:p>af1b9e1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standard scaling + hessian lle</text:p>
          </table:table-cell>
          <table:table-cell table:style-name="ACE-9" office:value-type="boolean" office:boolean-value="false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069999999999999">
            <text:p>0.8207</text:p>
          </table:table-cell>
          <table:table-cell table:style-name="ACE-9" office:value-type="float" office:value="0.86670000000000003">
            <text:p>0.8667</text:p>
          </table:table-cell>
          <table:table-cell table:style-name="ACE-9" office:value-type="float" office:value="0.82730000000000004">
            <text:p>0.8273</text:p>
          </table:table-cell>
          <table:table-cell table:style-name="ACE-9" office:value-type="float" office:value="0.81079999999999997">
            <text:p>0.8108</text:p>
          </table:table-cell>
          <table:table-cell table:style-name="ACE-9" office:value-type="float" office:value="0.6321">
            <text:p>0.6321</text:p>
          </table:table-cell>
          <table:table-cell table:style-name="ACE-9" office:value-type="float" office:value="20.530000000000001">
            <text:p>20.53</text:p>
          </table:table-cell>
          <table:table-cell table:style-name="ACE-9" office:value-type="float" office:value="0.61739999999999995">
            <text:p>0.6174</text:p>
          </table:table-cell>
          <table:table-cell table:style-name="ACE-9" office:value-type="float" office:value="0.15790000000000001">
            <text:p>0.1579</text:p>
          </table:table-cell>
          <table:table-cell table:style-name="ACE-9" office:value-type="float" office:value="0.28870000000000001">
            <text:p>0.2887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430000000000001">
            <text:p>0.8043</text:p>
          </table:table-cell>
          <table:table-cell table:style-name="ACE-9" office:value-type="float" office:value="0.85580000000000001">
            <text:p>0.8558</text:p>
          </table:table-cell>
          <table:table-cell table:style-name="ACE-9" office:value-type="float" office:value="0.80910000000000004">
            <text:p>0.8091</text:p>
          </table:table-cell>
          <table:table-cell table:style-name="ACE-9" office:value-type="float" office:value="0.79730000000000001">
            <text:p>0.7973</text:p>
          </table:table-cell>
          <table:table-cell table:style-name="ACE-9" office:value-type="float" office:value="0.5998">
            <text:p>0.5998</text:p>
          </table:table-cell>
          <table:table-cell table:style-name="ACE-9" office:value-type="float" office:value="16.670000000000002">
            <text:p>16.67</text:p>
          </table:table-cell>
          <table:table-cell table:style-name="ACE-9" office:value-type="float" office:value="0.57110000000000005">
            <text:p>0.5711</text:p>
          </table:table-cell>
          <table:table-cell table:style-name="ACE-9" office:value-type="float" office:value="0.155">
            <text:p>0.155</text:p>
          </table:table-cell>
          <table:table-cell table:style-name="ACE-9" office:value-type="float" office:value="0.40000000000000002">
            <text:p>0.4</text:p>
          </table:table-cell>
          <table:table-cell table:style-name="ACE-9" office:value-type="string">
            <text:p>9577cab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88419999999999999">
            <text:p>0.8842</text:p>
          </table:table-cell>
          <table:table-cell table:style-name="ACE-9" office:value-type="float" office:value="0.76359999999999995">
            <text:p>0.7636</text:p>
          </table:table-cell>
          <table:table-cell table:style-name="ACE-9" office:value-type="float" office:value="0.85140000000000005">
            <text:p>0.8514</text:p>
          </table:table-cell>
          <table:table-cell table:style-name="ACE-9" office:value-type="float" office:value="0.60340000000000005">
            <text:p>0.6034</text:p>
          </table:table-cell>
          <table:table-cell table:style-name="ACE-9" office:value-type="float" office:value="18.5">
            <text:p>18.5</text:p>
          </table:table-cell>
          <table:table-cell table:style-name="ACE-9" office:value-type="float" office:value="0.60229999999999995">
            <text:p>0.6023</text:p>
          </table:table-cell>
          <table:table-cell table:style-name="ACE-9" office:value-type="float" office:value="0.1434">
            <text:p>0.1434</text:p>
          </table:table-cell>
          <table:table-cell table:style-name="ACE-9" office:value-type="float" office:value="0.47249999999999998">
            <text:p>0.4725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609999999999995">
            <text:p>0.8261</text:p>
          </table:table-cell>
          <table:table-cell table:style-name="ACE-9" office:value-type="float" office:value="0.88239999999999996">
            <text:p>0.8824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6472">
            <text:p>0.6472</text:p>
          </table:table-cell>
          <table:table-cell table:style-name="ACE-9" office:value-type="float" office:value="23.25">
            <text:p>23.25</text:p>
          </table:table-cell>
          <table:table-cell table:style-name="ACE-9" office:value-type="float" office:value="0.5756">
            <text:p>0.5756</text:p>
          </table:table-cell>
          <table:table-cell table:style-name="ACE-9" office:value-type="float" office:value="0.18490000000000001">
            <text:p>0.1849</text:p>
          </table:table-cell>
          <table:table-cell table:style-name="ACE-9" office:value-type="float" office:value="0.49099999999999999">
            <text:p>0.491</text:p>
          </table:table-cell>
          <table:table-cell table:style-name="ACE-9" office:value-type="string">
            <text:p>df5c67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979999999999996">
            <text:p>0.8098</text:p>
          </table:table-cell>
          <table:table-cell table:style-name="ACE-9" office:value-type="float" office:value="0.87880000000000003">
            <text:p>0.8788</text:p>
          </table:table-cell>
          <table:table-cell table:style-name="ACE-9" office:value-type="float" office:value="0.79090000000000005">
            <text:p>0.7909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61839999999999995">
            <text:p>0.6184</text:p>
          </table:table-cell>
          <table:table-cell table:style-name="ACE-9" office:value-type="float" office:value="19.539999999999999">
            <text:p>19.54</text:p>
          </table:table-cell>
          <table:table-cell table:style-name="ACE-9" office:value-type="float" office:value="0.59530000000000005">
            <text:p>0.5953</text:p>
          </table:table-cell>
          <table:table-cell table:style-name="ACE-9" office:value-type="float" office:value="0.18509999999999999">
            <text:p>0.1851</text:p>
          </table:table-cell>
          <table:table-cell table:style-name="ACE-9" office:value-type="float" office:value="0.41930000000000001">
            <text:p>0.4193</text:p>
          </table:table-cell>
          <table:table-cell table:style-name="ACE-9" office:value-type="string">
            <text:p>575a1b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349999999999998">
            <text:p>0.7935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76359999999999995">
            <text:p>0.7636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59040000000000004">
            <text:p>0.5904</text:p>
          </table:table-cell>
          <table:table-cell table:style-name="ACE-9" office:value-type="float" office:value="16.690000000000001">
            <text:p>16.69</text:p>
          </table:table-cell>
          <table:table-cell table:style-name="ACE-9" office:value-type="float" office:value="0.59970000000000001">
            <text:p>0.5997</text:p>
          </table:table-cell>
          <table:table-cell table:style-name="ACE-9" office:value-type="float" office:value="0.1681">
            <text:p>0.1681</text:p>
          </table:table-cell>
          <table:table-cell table:style-name="ACE-9" office:value-type="float" office:value="0.5">
            <text:p>0.5</text:p>
          </table:table-cell>
          <table:table-cell table:style-name="ACE-9" office:value-type="string">
            <text:p>31f01a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1520000000000004">
            <text:p>0.8152</text:p>
          </table:table-cell>
          <table:table-cell table:style-name="ACE-9" office:value-type="float" office:value="0.87739999999999996">
            <text:p>0.8774</text:p>
          </table:table-cell>
          <table:table-cell table:style-name="ACE-9" office:value-type="float" office:value="0.81579999999999997">
            <text:p>0.8158</text:p>
          </table:table-cell>
          <table:table-cell table:style-name="ACE-9" office:value-type="float" office:value="0.81430000000000002">
            <text:p>0.8143</text:p>
          </table:table-cell>
          <table:table-cell table:style-name="ACE-9" office:value-type="float" office:value="0.61899999999999999">
            <text:p>0.619</text:p>
          </table:table-cell>
          <table:table-cell table:style-name="ACE-9" office:value-type="float" office:value="19.420000000000002">
            <text:p>19.42</text:p>
          </table:table-cell>
          <table:table-cell table:style-name="ACE-9" office:value-type="float" office:value="0.60340000000000005">
            <text:p>0.6034</text:p>
          </table:table-cell>
          <table:table-cell table:style-name="ACE-9" office:value-type="float" office:value="0.16059999999999999">
            <text:p>0.1606</text:p>
          </table:table-cell>
          <table:table-cell table:style-name="ACE-9" office:value-type="float" office:value="0.44850000000000001">
            <text:p>0.4485</text:p>
          </table:table-cell>
          <table:table-cell table:style-name="ACE-9" office:value-type="string">
            <text:p>5ef05fe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430000000000001">
            <text:p>0.8043</text:p>
          </table:table-cell>
          <table:table-cell table:style-name="ACE-9" office:value-type="float" office:value="0.9022">
            <text:p>0.9022</text:p>
          </table:table-cell>
          <table:table-cell table:style-name="ACE-9" office:value-type="float" office:value="0.75449999999999995">
            <text:p>0.7545</text:p>
          </table:table-cell>
          <table:table-cell table:style-name="ACE-9" office:value-type="float" office:value="0.87839999999999996">
            <text:p>0.8784</text:p>
          </table:table-cell>
          <table:table-cell table:style-name="ACE-9" office:value-type="float" office:value="0.62070000000000003">
            <text:p>0.6207</text:p>
          </table:table-cell>
          <table:table-cell table:style-name="ACE-9" office:value-type="float" office:value="22.199999999999999">
            <text:p>22.2</text:p>
          </table:table-cell>
          <table:table-cell table:style-name="ACE-9" office:value-type="float" office:value="0.60860000000000003">
            <text:p>0.6086</text:p>
          </table:table-cell>
          <table:table-cell table:style-name="ACE-9" office:value-type="float" office:value="0.17199999999999999">
            <text:p>0.172</text:p>
          </table:table-cell>
          <table:table-cell table:style-name="ACE-9" office:value-type="float" office:value="0.55279999999999996">
            <text:p>0.5528</text:p>
          </table:table-cell>
          <table:table-cell table:style-name="ACE-9" office:value-type="string">
            <text:p>d144d7f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772">
            <text:p>0.7772</text:p>
          </table:table-cell>
          <table:table-cell table:style-name="ACE-9" office:value-type="float" office:value="0.89659999999999995">
            <text:p>0.8966</text:p>
          </table:table-cell>
          <table:table-cell table:style-name="ACE-9" office:value-type="float" office:value="0.70909999999999995">
            <text:p>0.7091</text:p>
          </table:table-cell>
          <table:table-cell table:style-name="ACE-9" office:value-type="float" office:value="0.87839999999999996">
            <text:p>0.8784</text:p>
          </table:table-cell>
          <table:table-cell table:style-name="ACE-9" office:value-type="float" office:value="0.57699999999999996">
            <text:p>0.577</text:p>
          </table:table-cell>
          <table:table-cell table:style-name="ACE-9" office:value-type="float" office:value="17.600000000000001">
            <text:p>17.6</text:p>
          </table:table-cell>
          <table:table-cell table:style-name="ACE-9" office:value-type="float" office:value="0.50639999999999996">
            <text:p>0.5064</text:p>
          </table:table-cell>
          <table:table-cell table:style-name="ACE-9" office:value-type="float" office:value="0.16370000000000001">
            <text:p>0.1637</text:p>
          </table:table-cell>
          <table:table-cell table:style-name="ACE-9" office:value-type="float" office:value="0.45229999999999998">
            <text:p>0.4523</text:p>
          </table:table-cell>
          <table:table-cell table:style-name="ACE-9" office:value-type="string">
            <text:p>bf7416c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349999999999998">
            <text:p>0.7935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76359999999999995">
            <text:p>0.7636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59040000000000004">
            <text:p>0.5904</text:p>
          </table:table-cell>
          <table:table-cell table:style-name="ACE-9" office:value-type="float" office:value="16.690000000000001">
            <text:p>16.69</text:p>
          </table:table-cell>
          <table:table-cell table:style-name="ACE-9" office:value-type="float" office:value="0.5867">
            <text:p>0.5867</text:p>
          </table:table-cell>
          <table:table-cell table:style-name="ACE-9" office:value-type="float" office:value="0.1368">
            <text:p>0.1368</text:p>
          </table:table-cell>
          <table:table-cell table:style-name="ACE-9" office:value-type="float" office:value="0.61240000000000006">
            <text:p>0.6124</text:p>
          </table:table-cell>
          <table:table-cell table:style-name="ACE-9" office:value-type="string">
            <text:p>44c995d</text:p>
          </table:table-cell>
          <table:table-cell table:number-columns-repeated="114" table:style-name="ACE-9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979999999999996">
            <text:p>0.8098</text:p>
          </table:table-cell>
          <table:table-cell table:style-name="ACE-10" office:value-type="float" office:value="0.85709999999999997">
            <text:p>0.8571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79730000000000001">
            <text:p>0.7973</text:p>
          </table:table-cell>
          <table:table-cell table:style-name="ACE-10" office:value-type="float" office:value="0.60970000000000002">
            <text:p>0.6097</text:p>
          </table:table-cell>
          <table:table-cell table:style-name="ACE-10" office:value-type="float" office:value="17.699999999999999">
            <text:p>17.7</text:p>
          </table:table-cell>
          <table:table-cell table:style-name="ACE-10" office:value-type="float" office:value="0.61499999999999999">
            <text:p>0.615</text:p>
          </table:table-cell>
          <table:table-cell table:style-name="ACE-10" office:value-type="float" office:value="0.17280000000000001">
            <text:p>0.1728</text:p>
          </table:table-cell>
          <table:table-cell table:style-name="ACE-10" office:value-type="float" office:value="0.35720000000000002">
            <text:p>0.3572</text:p>
          </table:table-cell>
          <table:table-cell table:style-name="ACE-10" office:value-type="string">
            <text:p>d0f74ea</text:p>
          </table:table-cell>
          <table:table-cell table:number-columns-repeated="50" table:style-name="ACE-10"/>
          <table:table-cell table:number-columns-repeated="6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standard scaling</text:p>
          </table:table-cell>
          <table:table-cell table:style-name="ACE-9" office:value-type="boolean" office:boolean-value="true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979999999999996">
            <text:p>0.8098</text:p>
          </table:table-cell>
          <table:table-cell table:style-name="ACE-9" office:value-type="float" office:value="0.84399999999999997">
            <text:p>0.844</text:p>
          </table:table-cell>
          <table:table-cell table:style-name="ACE-9" office:value-type="float" office:value="0.83640000000000003">
            <text:p>0.8364</text:p>
          </table:table-cell>
          <table:table-cell table:style-name="ACE-9" office:value-type="float" office:value="0.77029999999999998">
            <text:p>0.7703</text:p>
          </table:table-cell>
          <table:table-cell table:style-name="ACE-9" office:value-type="float" office:value="0.60529999999999995">
            <text:p>0.6053</text:p>
          </table:table-cell>
          <table:table-cell table:style-name="ACE-9" office:value-type="float" office:value="17.140000000000001">
            <text:p>17.14</text:p>
          </table:table-cell>
          <table:table-cell table:style-name="ACE-9" office:value-type="float" office:value="0.59240000000000004">
            <text:p>0.5924</text:p>
          </table:table-cell>
          <table:table-cell table:style-name="ACE-9" office:value-type="float" office:value="0.1663">
            <text:p>0.1663</text:p>
          </table:table-cell>
          <table:table-cell table:style-name="ACE-9" office:value-type="float" office:value="0.35720000000000002">
            <text:p>0.3572</text:p>
          </table:table-cell>
          <table:table-cell table:style-name="ACE-9" office:value-type="string">
            <text:p>3e470b5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pca</text:p>
          </table:table-cell>
          <table:table-cell table:style-name="ACE-9" office:value-type="boolean" office:boolean-value="true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8800000000000003">
            <text:p>0.788</text:p>
          </table:table-cell>
          <table:table-cell table:style-name="ACE-9" office:value-type="float" office:value="0.85150000000000003">
            <text:p>0.8515</text:p>
          </table:table-cell>
          <table:table-cell table:style-name="ACE-9" office:value-type="float" office:value="0.78180000000000005">
            <text:p>0.7818</text:p>
          </table:table-cell>
          <table:table-cell table:style-name="ACE-9" office:value-type="float" office:value="0.79730000000000001">
            <text:p>0.7973</text:p>
          </table:table-cell>
          <table:table-cell table:style-name="ACE-9" office:value-type="float" office:value="0.57069999999999999">
            <text:p>0.5707</text:p>
          </table:table-cell>
          <table:table-cell table:style-name="ACE-9" office:value-type="float" office:value="14.09">
            <text:p>14.09</text:p>
          </table:table-cell>
          <table:table-cell table:style-name="ACE-9" office:value-type="float" office:value="0.55520000000000003">
            <text:p>0.5552</text:p>
          </table:table-cell>
          <table:table-cell table:style-name="ACE-9" office:value-type="float" office:value="0.1653">
            <text:p>0.1653</text:p>
          </table:table-cell>
          <table:table-cell table:style-name="ACE-9" office:value-type="float" office:value="0.35720000000000002">
            <text:p>0.3572</text:p>
          </table:table-cell>
          <table:table-cell table:style-name="ACE-9" office:value-type="string">
            <text:p>4dcf6e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 + isomap</text:p>
          </table:table-cell>
          <table:table-cell table:style-name="ACE-9" office:value-type="boolean" office:boolean-value="true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84760000000000002">
            <text:p>0.8476</text:p>
          </table:table-cell>
          <table:table-cell table:style-name="ACE-9" office:value-type="float" office:value="0.80910000000000004">
            <text:p>0.8091</text:p>
          </table:table-cell>
          <table:table-cell table:style-name="ACE-9" office:value-type="float" office:value="0.78380000000000005">
            <text:p>0.7838</text:p>
          </table:table-cell>
          <table:table-cell table:style-name="ACE-9" office:value-type="float" office:value="0.58730000000000004">
            <text:p>0.5873</text:p>
          </table:table-cell>
          <table:table-cell table:style-name="ACE-9" office:value-type="float" office:value="15.359999999999999">
            <text:p>15.36</text:p>
          </table:table-cell>
          <table:table-cell table:style-name="ACE-9" office:value-type="float" office:value="0.57979999999999998">
            <text:p>0.5798</text:p>
          </table:table-cell>
          <table:table-cell table:style-name="ACE-9" office:value-type="float" office:value="0.1396">
            <text:p>0.1396</text:p>
          </table:table-cell>
          <table:table-cell table:style-name="ACE-9" office:value-type="float" office:value="0.57740000000000002">
            <text:p>0.5774</text:p>
          </table:table-cell>
          <table:table-cell table:style-name="ACE-9" office:value-type="string">
            <text:p>ba08e51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 + modified lle</text:p>
          </table:table-cell>
          <table:table-cell table:style-name="ACE-9" office:value-type="boolean" office:boolean-value="true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6090000000000002">
            <text:p>0.7609</text:p>
          </table:table-cell>
          <table:table-cell table:style-name="ACE-9" office:value-type="float" office:value="0.81130000000000002">
            <text:p>0.8113</text:p>
          </table:table-cell>
          <table:table-cell table:style-name="ACE-9" office:value-type="float" office:value="0.78180000000000005">
            <text:p>0.7818</text:p>
          </table:table-cell>
          <table:table-cell table:style-name="ACE-9" office:value-type="float" office:value="0.72970000000000002">
            <text:p>0.7297</text:p>
          </table:table-cell>
          <table:table-cell table:style-name="ACE-9" office:value-type="float" office:value="0.50760000000000005">
            <text:p>0.5076</text:p>
          </table:table-cell>
          <table:table-cell table:style-name="ACE-9" office:value-type="float" office:value="9.6750000000000007">
            <text:p>9.675</text:p>
          </table:table-cell>
          <table:table-cell table:style-name="ACE-9" office:value-type="float" office:value="0.52549999999999997">
            <text:p>0.5255</text:p>
          </table:table-cell>
          <table:table-cell table:style-name="ACE-9" office:value-type="float" office:value="0.12909999999999999">
            <text:p>0.1291</text:p>
          </table:table-cell>
          <table:table-cell table:style-name="ACE-9" office:value-type="float" office:value="0.41930000000000001">
            <text:p>0.4193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boolean" office:boolean-value="true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069999999999999">
            <text:p>0.8207</text:p>
          </table:table-cell>
          <table:table-cell table:style-name="ACE-9" office:value-type="float" office:value="0.88119999999999998">
            <text:p>0.8812</text:p>
          </table:table-cell>
          <table:table-cell table:style-name="ACE-9" office:value-type="float" office:value="0.80910000000000004">
            <text:p>0.8091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63749999999999996">
            <text:p>0.6375</text:p>
          </table:table-cell>
          <table:table-cell table:style-name="ACE-9" office:value-type="float" office:value="21.899999999999999">
            <text:p>21.9</text:p>
          </table:table-cell>
          <table:table-cell table:style-name="ACE-9" office:value-type="float" office:value="0.60229999999999995">
            <text:p>0.6023</text:p>
          </table:table-cell>
          <table:table-cell table:style-name="ACE-9" office:value-type="float" office:value="0.1605">
            <text:p>0.1605</text:p>
          </table:table-cell>
          <table:table-cell table:style-name="ACE-9" office:value-type="float" office:value="0.21820000000000001">
            <text:p>0.2182</text:p>
          </table:table-cell>
          <table:table-cell table:style-name="ACE-12"/>
          <table:table-cell table:number-columns-repeated="114" table:style-name="ACE-9"/>
        </table:table-row>
        <table:table-row table:style-name="AROW-1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7">
          <gnm:selection gnm:start-col="13" gnm:start-row="67" gnm:end-col="13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5T09:14:37Z</dc:date>
    <meta:editing-cycles>61</meta:editing-cycles>
    <meta:editing-duration>P1DT2H39M15S</meta:editing-duration>
    <meta:generator>gnumeric/1.12.46</meta:generator>
  </office:meta>
</office:document-meta>
</file>